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STIXGeneral-Regular" svg:font-family="STIXGeneral-Regular"/>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font-variant="normal" fo:text-transform="none" fo:color="#232943" style:font-name="Roboto" fo:font-size="12pt" fo:letter-spacing="normal" fo:font-style="normal" fo:font-weight="normal" fo:background-color="#ffffff"/>
    </style:style>
    <style:style style:name="P3" style:family="paragraph" style:parent-style-name="Heading_20_3">
      <style:text-properties fo:font-variant="normal" fo:text-transform="none" fo:color="#232943" style:font-name="Roboto" fo:font-size="12pt" fo:letter-spacing="normal" fo:font-style="normal" fo:font-weight="normal" fo:background-color="#ffffff" loext:padding="0cm" loext:border="none"/>
    </style:style>
    <style:style style:name="P4" style:family="paragraph" style:parent-style-name="Heading_20_3">
      <style:paragraph-properties fo:margin-left="0cm" fo:margin-right="0cm" fo:margin-top="0cm" fo:margin-bottom="0cm" loext:contextual-spacing="false" fo:text-align="start" style:justify-single-word="false" fo:text-indent="0cm" style:auto-text-indent="false"/>
      <style:text-properties fo:font-variant="normal" fo:text-transform="none" fo:color="#232943" style:font-name="Roboto" fo:font-size="12pt" fo:letter-spacing="normal" fo:font-style="normal" fo:font-weight="normal" fo:background-color="#ffffff"/>
    </style:style>
    <style:style style:name="P5" style:family="paragraph" style:parent-style-name="Preformatted_20_Text">
      <style:text-properties style:font-name="monospace"/>
    </style:style>
    <style:style style:name="P6" style:family="paragraph" style:parent-style-name="Preformatted_20_Text">
      <style:text-properties fo:color="#ff4500" style:font-name="monospace"/>
    </style:style>
    <style:style style:name="P7" style:family="paragraph" style:parent-style-name="Preformatted_20_Text">
      <loext:graphic-properties draw:fill="solid" draw:fill-color="#ffffff" draw:opacity="100%"/>
      <style:paragraph-properties fo:background-color="#ffffff"/>
      <style:text-properties fo:font-variant="normal" fo:text-transform="none" fo:color="#ff4500" style:font-name="monospace" fo:font-size="12pt" fo:letter-spacing="normal" fo:font-style="normal" fo:font-weight="normal"/>
    </style:style>
    <style:style style:name="P8" style:family="paragraph" style:parent-style-name="Preformatted_20_Text">
      <style:text-properties fo:font-variant="normal" fo:text-transform="none" fo:color="#ff4500" style:font-name="monospace" fo:font-size="12pt" fo:letter-spacing="normal" fo:font-style="normal" fo:font-weight="normal" fo:background-color="#ffffff" loext:padding="0cm" loext:border="none"/>
    </style:style>
    <style:style style:name="P9" style:family="paragraph" style:parent-style-name="Preformatted_20_Text">
      <loext:graphic-properties draw:fill="solid" draw:fill-color="#ffffff" draw:opacity="100%"/>
      <style:paragraph-properties fo:background-color="#ffffff"/>
      <style:text-properties fo:font-variant="normal" fo:text-transform="none" fo:color="#232943" style:font-name="monospace" fo:font-size="12pt" fo:letter-spacing="normal" fo:font-style="normal" fo:font-weight="normal"/>
    </style:style>
    <style:style style:name="P10" style:family="paragraph" style:parent-style-name="Preformatted_20_Text">
      <style:text-properties fo:font-variant="normal" fo:text-transform="none" fo:color="#232943" style:font-name="monospace" fo:font-size="12pt" fo:letter-spacing="normal" fo:font-style="normal" fo:font-weight="normal" fo:background-color="#ffffff"/>
    </style:style>
    <style:style style:name="P11" style:family="paragraph" style:parent-style-name="Preformatted_20_Text">
      <style:text-properties fo:font-variant="normal" fo:text-transform="none" fo:color="#232943" style:font-name="monospace" fo:font-size="12pt" fo:letter-spacing="normal" fo:font-style="normal" fo:font-weight="normal" fo:background-color="#ffffff" loext:padding="0cm" loext:border="none"/>
    </style:style>
    <style:style style:name="P12" style:family="paragraph" style:parent-style-name="Preformatted_20_Text">
      <style:text-properties fo:font-variant="normal" fo:text-transform="none" fo:color="#232943" fo:letter-spacing="normal" fo:background-color="#ffffff"/>
    </style:style>
    <style:style style:name="P13" style:family="paragraph" style:parent-style-name="Preformatted_20_Text">
      <style:text-properties fo:font-variant="normal" fo:text-transform="none" fo:color="#232943" fo:letter-spacing="normal" fo:background-color="#ffffff" loext:padding="0cm" loext:border="none"/>
    </style:style>
    <style:style style:name="P14" style:family="paragraph" style:parent-style-name="Preformatted_20_Text">
      <style:text-properties fo:font-variant="normal" fo:text-transform="none" fo:color="#66cc66" style:font-name="monospace" fo:font-size="12pt" fo:letter-spacing="normal" fo:font-style="normal" fo:font-weight="normal" fo:background-color="#ffffff" loext:padding="0cm" loext:border="none"/>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style:font-name="monospace"/>
    </style:style>
    <style:style style:name="P17" style:family="paragraph" style:parent-style-name="Preformatted_20_Text">
      <style:paragraph-properties fo:margin-top="0cm" fo:margin-bottom="0.499cm" loext:contextual-spacing="false"/>
      <style:text-properties fo:color="#ff4500" style:font-name="monospace"/>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ff4500" style:font-name="monospace" fo:font-size="12pt" fo:letter-spacing="normal" fo:font-style="normal" fo:font-weight="normal"/>
    </style:style>
    <style:style style:name="P19" style:family="paragraph" style:parent-style-name="Preformatted_20_Text">
      <style:paragraph-properties fo:margin-top="0cm" fo:margin-bottom="0.499cm" loext:contextual-spacing="false"/>
      <style:text-properties fo:font-variant="normal" fo:text-transform="none" fo:color="#ff4500" style:font-name="monospace" fo:font-size="12pt" fo:letter-spacing="normal" fo:font-style="normal" fo:font-weight="normal" fo:background-color="#ffffff"/>
    </style:style>
    <style:style style:name="P20" style:family="paragraph" style:parent-style-name="Preformatted_20_Text">
      <style:paragraph-properties fo:margin-top="0cm" fo:margin-bottom="0.499cm" loext:contextual-spacing="false"/>
      <style:text-properties fo:font-variant="normal" fo:text-transform="none" fo:color="#ff4500" style:font-name="monospace" fo:font-size="12pt" fo:letter-spacing="normal" fo:font-style="normal" fo:font-weight="normal" fo:background-color="#ffffff" loext:padding="0cm" loext:border="none"/>
    </style:style>
    <style:style style:name="P21" style:family="paragraph" style:parent-style-name="Preformatted_20_Text">
      <style:paragraph-properties fo:margin-top="0cm" fo:margin-bottom="0.499cm" loext:contextual-spacing="false"/>
      <style:text-properties fo:font-variant="normal" fo:text-transform="none" fo:color="#232943" style:font-name="monospace" fo:font-size="12pt" fo:letter-spacing="normal" fo:font-style="normal" fo:font-weight="normal" fo:background-color="#ffffff"/>
    </style:style>
    <style:style style:name="P22" style:family="paragraph" style:parent-style-name="Preformatted_20_Text">
      <style:paragraph-properties fo:margin-top="0cm" fo:margin-bottom="0.499cm" loext:contextual-spacing="false"/>
      <style:text-properties fo:font-variant="normal" fo:text-transform="none" fo:color="#232943" style:font-name="monospace" fo:font-size="12pt" fo:letter-spacing="normal" fo:font-style="normal" fo:font-weight="normal" fo:background-color="#ffffff" loext:padding="0cm" loext:border="none"/>
    </style:style>
    <style:style style:name="P23" style:family="paragraph" style:parent-style-name="Preformatted_20_Text">
      <style:paragraph-properties fo:margin-top="0cm" fo:margin-bottom="0.499cm" loext:contextual-spacing="false"/>
      <style:text-properties fo:font-variant="normal" fo:text-transform="none" fo:color="#232943" fo:letter-spacing="normal" fo:background-color="#ffffff"/>
    </style:style>
    <style:style style:name="P24" style:family="paragraph" style:parent-style-name="Preformatted_20_Text">
      <style:paragraph-properties fo:margin-top="0cm" fo:margin-bottom="0.499cm" loext:contextual-spacing="false"/>
      <style:text-properties fo:font-variant="normal" fo:text-transform="none" fo:color="#232943" fo:letter-spacing="normal" fo:background-color="#ffffff" loext:padding="0cm" loext:border="none"/>
    </style:style>
    <style:style style:name="P25" style:family="paragraph" style:parent-style-name="Preformatted_20_Text">
      <style:paragraph-properties fo:margin-top="0cm" fo:margin-bottom="0.499cm" loext:contextual-spacing="false"/>
      <style:text-properties fo:font-variant="normal" fo:text-transform="none" fo:color="#483d8b" style:font-name="monospace" fo:font-size="12pt" fo:letter-spacing="normal" fo:font-style="normal" fo:font-weight="normal" fo:background-color="#ffffff" loext:padding="0cm" loext:border="none"/>
    </style:style>
    <style:style style:name="P26" style:family="paragraph" style:parent-style-name="Preformatted_20_Text">
      <loext:graphic-properties draw:fill="solid" draw:fill-color="#ffffff" draw:opacity="100%"/>
      <style:paragraph-properties fo:margin-left="0cm" fo:margin-right="0cm" fo:margin-top="0cm" fo:margin-bottom="0.499cm" loext:contextual-spacing="false" fo:text-indent="0cm" style:auto-text-indent="false" fo:background-color="#ffffff"/>
      <style:text-properties fo:font-variant="normal" fo:text-transform="none" fo:color="#232943" style:font-name="monospace" fo:font-size="12pt" fo:letter-spacing="normal" fo:font-style="normal" fo:font-weight="normal"/>
    </style:style>
    <style:style style:name="P27"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font-variant="normal" fo:text-transform="none" fo:color="#232943" style:font-name="monospace" fo:font-size="12pt" fo:letter-spacing="normal" fo:font-style="normal" fo:font-weight="normal"/>
    </style:style>
    <style:style style:name="P28" style:family="paragraph" style:parent-style-name="Text_20_body">
      <style:text-properties fo:font-variant="normal" fo:text-transform="none" fo:color="#232943" style:font-name="Roboto" fo:font-size="12pt" fo:letter-spacing="normal" fo:font-style="normal" fo:font-weight="normal" fo:background-color="#ffffff"/>
    </style:style>
    <style:style style:name="P29" style:family="paragraph" style:parent-style-name="Text_20_body" style:list-style-name="L1">
      <style:text-properties fo:font-variant="normal" fo:text-transform="none" fo:color="#232943" style:font-name="Roboto" fo:font-size="12pt" fo:letter-spacing="normal" fo:font-style="normal" fo:font-weight="normal" fo:background-color="#ffffff"/>
    </style:style>
    <style:style style:name="P30" style:family="paragraph" style:parent-style-name="Text_20_body" style:list-style-name="L2">
      <style:text-properties fo:font-variant="normal" fo:text-transform="none" fo:color="#232943" style:font-name="Roboto" fo:font-size="12pt" fo:letter-spacing="normal" fo:font-style="normal" fo:font-weight="normal" fo:background-color="#ffffff"/>
    </style:style>
    <style:style style:name="P31" style:family="paragraph" style:parent-style-name="Text_20_body">
      <style:text-properties fo:font-variant="normal" fo:text-transform="none" fo:color="#232943" style:font-name="Roboto" fo:font-size="12pt" fo:letter-spacing="normal" fo:font-style="normal" fo:font-weight="normal" fo:background-color="#ffffff" loext:padding="0cm" loext:border="none"/>
    </style:style>
    <style:style style:name="P32" style:family="paragraph" style:parent-style-name="Text_20_body">
      <style:text-properties fo:font-variant="normal" fo:text-transform="none" fo:color="#232943" fo:letter-spacing="normal" fo:background-color="#ffffff"/>
    </style:style>
    <style:style style:name="P33" style:family="paragraph" style:parent-style-name="Text_20_body" style:list-style-name="L4"/>
    <style:style style:name="P34" style:family="paragraph" style:parent-style-name="Text_20_body">
      <loext:graphic-properties draw:fill="solid" draw:fill-color="#ffffff" draw:opacity="100%"/>
      <style:paragraph-properties fo:margin-left="0cm" fo:margin-right="0cm" fo:text-indent="0cm" style:auto-text-indent="false" fo:background-color="#ffffff"/>
      <style:text-properties fo:font-variant="normal" fo:text-transform="none" fo:color="#232943" style:font-name="Roboto" fo:font-size="12pt" fo:letter-spacing="normal" fo:font-style="normal" fo:font-weight="normal"/>
    </style:style>
    <style:style style:name="P3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232943" style:font-name="Roboto" fo:font-size="12pt" fo:letter-spacing="normal" fo:font-style="normal" fo:font-weight="normal" fo:background-color="#ffffff"/>
    </style:style>
    <style:style style:name="P36" style:family="paragraph" style:parent-style-name="Text_20_body" style:list-style-name="L2">
      <style:paragraph-properties fo:margin-left="0cm" fo:margin-right="0cm" fo:margin-top="0cm" fo:margin-bottom="0cm" loext:contextual-spacing="false" fo:text-align="start" style:justify-single-word="false" fo:text-indent="0cm" style:auto-text-indent="false"/>
      <style:text-properties fo:font-variant="normal" fo:text-transform="none" fo:color="#232943" style:font-name="Roboto" fo:font-size="12pt" fo:letter-spacing="normal" fo:font-style="normal" fo:font-weight="normal" fo:background-color="#ffffff"/>
    </style:style>
    <style:style style:name="P3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232943" style:font-name="Roboto" fo:font-size="12pt" fo:letter-spacing="normal" fo:font-style="normal" fo:font-weight="normal" fo:background-color="#ffffff" loext:padding="0cm" loext:border="none"/>
    </style:style>
    <style:style style:name="P38" style:family="paragraph" style:parent-style-name="Text_20_body">
      <style:paragraph-properties fo:margin-left="0cm" fo:margin-right="0cm" fo:margin-top="0cm" fo:margin-bottom="0cm" loext:contextual-spacing="false" fo:text-align="start" style:justify-single-word="false" fo:text-indent="0cm" style:auto-text-indent="false"/>
    </style:style>
    <style:style style:name="P39" style:family="paragraph" style:parent-style-name="Text_20_body" style:list-style-name="L1">
      <style:paragraph-properties fo:margin-top="0cm" fo:margin-bottom="0cm" loext:contextual-spacing="false"/>
      <style:text-properties fo:font-variant="normal" fo:text-transform="none" fo:color="#232943" style:font-name="Roboto" fo:font-size="12pt" fo:letter-spacing="normal" fo:font-style="normal" fo:font-weight="normal" fo:background-color="#ffffff"/>
    </style:style>
    <style:style style:name="P40" style:family="paragraph" style:parent-style-name="Text_20_body" style:list-style-name="L2">
      <style:paragraph-properties fo:margin-top="0cm" fo:margin-bottom="0cm" loext:contextual-spacing="false"/>
      <style:text-properties fo:font-variant="normal" fo:text-transform="none" fo:color="#232943" style:font-name="Roboto" fo:font-size="12pt" fo:letter-spacing="normal" fo:font-style="normal" fo:font-weight="normal" fo:background-color="#ffffff"/>
    </style:style>
    <style:style style:name="P41" style:family="paragraph" style:parent-style-name="Text_20_body" style:list-style-name="L4">
      <style:paragraph-properties fo:margin-top="0cm" fo:margin-bottom="0cm" loext:contextual-spacing="false"/>
    </style:style>
    <style:style style:name="T1" style:family="text">
      <style:text-properties fo:color="#ff7700" fo:font-weight="bold"/>
    </style:style>
    <style:style style:name="T2" style:family="text">
      <style:text-properties fo:color="#ff7700" style:font-name="monospace" fo:font-size="12pt" fo:font-style="normal" fo:font-weight="bold"/>
    </style:style>
    <style:style style:name="T3" style:family="text">
      <style:text-properties fo:color="#ff7700" style:font-name="monospace" fo:font-weight="bold"/>
    </style:style>
    <style:style style:name="T4" style:family="text">
      <style:text-properties fo:color="#000000"/>
    </style:style>
    <style:style style:name="T5" style:family="text">
      <style:text-properties fo:color="#000000" style:font-name="monospace"/>
    </style:style>
    <style:style style:name="T6" style:family="text">
      <style:text-properties fo:color="#000000" style:font-name="monospace" fo:font-size="12pt" fo:font-style="normal" fo:font-weight="normal"/>
    </style:style>
    <style:style style:name="T7" style:family="text">
      <style:text-properties fo:color="#66cc66"/>
    </style:style>
    <style:style style:name="T8" style:family="text">
      <style:text-properties fo:color="#66cc66" style:font-name="monospace"/>
    </style:style>
    <style:style style:name="T9" style:family="text">
      <style:text-properties fo:color="#66cc66" style:font-name="monospace" fo:font-size="12pt" fo:font-style="normal" fo:font-weight="normal"/>
    </style:style>
    <style:style style:name="T10" style:family="text">
      <style:text-properties fo:color="#ff4500"/>
    </style:style>
    <style:style style:name="T11" style:family="text">
      <style:text-properties fo:color="#ff4500" style:font-name="monospace"/>
    </style:style>
    <style:style style:name="T12" style:family="text">
      <style:text-properties fo:color="#ff4500" style:font-name="monospace" fo:font-size="12pt" fo:font-style="normal" fo:font-weight="normal"/>
    </style:style>
    <style:style style:name="T13" style:family="text">
      <style:text-properties fo:font-variant="normal" fo:text-transform="none" fo:color="#232943" style:font-name="Roboto" fo:font-size="12pt" fo:letter-spacing="normal" fo:font-style="normal" fo:font-weight="normal" fo:background-color="#ffffff" loext:char-shading-value="0"/>
    </style:style>
    <style:style style:name="T14" style:family="text">
      <style:text-properties fo:font-variant="normal" fo:text-transform="none" fo:color="#232943" style:font-name="Roboto" fo:font-size="12pt" fo:letter-spacing="normal" fo:font-style="normal" fo:font-weight="normal" fo:background-color="#ffffff" loext:char-shading-value="0" loext:padding="0cm" loext:border="none"/>
    </style:style>
    <style:style style:name="T15" style:family="text">
      <style:text-properties fo:font-variant="normal" fo:text-transform="none" fo:color="#232943" style:font-name="Roboto" fo:font-size="12pt" fo:letter-spacing="normal" fo:font-style="normal" fo:font-weight="normal" fo:background-color="#ffffff" loext:char-shading-value="0" style:font-name-asian="Roboto" style:font-size-asian="12pt" style:font-style-asian="normal" style:font-weight-asian="normal" style:font-name-complex="Roboto" style:font-size-complex="12pt" style:font-style-complex="normal" style:font-weight-complex="normal"/>
    </style:style>
    <style:style style:name="T16" style:family="text">
      <style:text-properties fo:font-variant="normal" fo:text-transform="none" fo:color="#232943" style:font-name="Roboto" fo:font-size="12pt" fo:letter-spacing="normal" fo:font-style="normal" fo:font-weight="normal" fo:background-color="#ffffff" loext:char-shading-value="0" style:font-name-asian="Roboto" style:font-size-asian="12pt" style:font-style-asian="normal" style:font-weight-asian="normal" style:font-name-complex="Roboto" style:font-size-complex="12pt" style:font-style-complex="normal" style:font-weight-complex="normal" loext:padding="0cm" loext:border="none"/>
    </style:style>
    <style:style style:name="T17" style:family="text">
      <style:text-properties fo:font-variant="normal" fo:text-transform="none" fo:color="#232943" style:text-line-through-style="none" style:text-line-through-type="none" style:font-name="STIXGeneral-Regular" fo:font-size="14.25pt" fo:letter-spacing="normal" fo:font-style="normal" style:text-underline-style="none" fo:font-weight="normal" style:text-blinking="false" fo:background-color="#ffffff" loext:char-shading-value="0" loext:padding="0cm" loext:border="none"/>
    </style:style>
    <style:style style:name="T18" style:family="text">
      <style:text-properties fo:font-variant="normal" fo:text-transform="none" fo:color="#232943" style:text-line-through-style="none" style:text-line-through-type="none" style:font-name="Roboto" fo:font-size="12pt" fo:letter-spacing="normal" fo:font-style="normal" style:text-underline-style="none" fo:font-weight="normal" style:text-blinking="false" fo:background-color="#ffffff" loext:char-shading-value="0" loext:padding="0cm" loext:border="none"/>
    </style:style>
    <style:style style:name="T19" style:family="text">
      <style:text-properties fo:font-variant="normal" fo:text-transform="none" fo:color="#66cc66" style:font-name="Roboto" fo:font-size="12pt" fo:letter-spacing="normal" fo:font-style="normal" fo:font-weight="normal" fo:background-color="#ffffff" loext:char-shading-value="0"/>
    </style:style>
    <style:style style:name="T20" style:family="text">
      <style:text-properties fo:font-variant="normal" fo:text-transform="none" fo:color="#ff7700" style:font-name="Roboto" fo:font-size="12pt" fo:letter-spacing="normal" fo:font-style="normal" fo:font-weight="bold" fo:background-color="#ffffff" loext:char-shading-value="0"/>
    </style:style>
    <style:style style:name="T21" style:family="text">
      <style:text-properties fo:font-variant="normal" fo:text-transform="none" fo:color="#ff7700" style:font-name="Roboto" fo:font-size="12pt" fo:letter-spacing="normal" fo:font-style="normal" fo:font-weight="bold" fo:background-color="#ffffff" loext:char-shading-value="0" loext:padding="0cm" loext:border="none"/>
    </style:style>
    <style:style style:name="T22" style:family="text">
      <style:text-properties fo:font-variant="normal" fo:text-transform="none" fo:color="#000000" style:font-name="Roboto" fo:font-size="12pt" fo:letter-spacing="normal" fo:font-style="normal" fo:font-weight="normal" fo:background-color="#ffffff" loext:char-shading-value="0"/>
    </style:style>
    <style:style style:name="T23" style:family="text">
      <style:text-properties fo:font-variant="normal" fo:text-transform="none" fo:color="#000000" style:font-name="Roboto" fo:font-size="12pt" fo:letter-spacing="normal" fo:font-style="normal" fo:font-weight="normal" fo:background-color="#ffffff" loext:char-shading-value="0" loext:padding="0cm" loext:border="none"/>
    </style:style>
    <style:style style:name="T24" style:family="text">
      <style:text-properties fo:font-variant="normal" fo:text-transform="none" fo:color="#483d8b" style:font-name="Roboto" fo:font-size="12pt" fo:letter-spacing="normal" fo:font-style="normal" fo:font-weight="normal" fo:background-color="#ffffff" loext:char-shading-value="0" loext:padding="0cm" loext:border="none"/>
    </style:style>
    <style:style style:name="T25" style:family="text">
      <style:text-properties fo:font-variant="normal" fo:text-transform="none" fo:color="#008000" style:font-name="Roboto" fo:font-size="12pt" fo:letter-spacing="normal" fo:font-style="normal" fo:font-weight="normal" fo:background-color="#ffffff" loext:char-shading-value="0" loext:padding="0cm" loext:border="none"/>
    </style:style>
    <style:style style:name="T26" style:family="text">
      <style:text-properties fo:font-variant="normal" fo:text-transform="none" fo:color="#ff4500" style:font-name="Roboto" fo:font-size="12pt" fo:letter-spacing="normal" fo:font-style="normal" fo:font-weight="normal" fo:background-color="#ffffff" loext:char-shading-value="0" loext:padding="0cm" loext:border="none"/>
    </style:style>
    <style:style style:name="T27" style:family="text">
      <style:text-properties fo:font-variant="normal" fo:text-transform="none" style:text-line-through-style="none" style:text-line-through-type="none" fo:font-size="12pt" fo:letter-spacing="normal" fo:font-style="normal" style:text-underline-style="none" fo:font-weight="normal" style:text-blinking="false" loext:padding="0cm" loext:border="none"/>
    </style:style>
    <style:style style:name="T28" style:family="text">
      <style:text-properties fo:font-variant="normal" fo:text-transform="none" style:text-line-through-style="none" style:text-line-through-type="none" fo:letter-spacing="normal" style:text-underline-style="none" style:text-blinking="false" loext:padding="0cm" loext:border="none"/>
    </style:style>
    <style:style style:name="T29" style:family="text">
      <style:text-properties fo:font-variant="normal" fo:text-transform="none" style:text-line-through-style="none" style:text-line-through-type="none" style:font-name="STIXGeneral-Regular" fo:font-size="14.25pt" fo:letter-spacing="normal" fo:font-style="normal" style:text-underline-style="none" fo:font-weight="normal" style:text-blinking="false" loext:padding="0cm" loext:border="none"/>
    </style:style>
    <style:style style:name="T30" style:family="text">
      <style:text-properties style:text-line-through-style="none" style:text-line-through-type="none" style:text-underline-style="none" style:text-blinking="false"/>
    </style:style>
    <style:style style:name="T31" style:family="text">
      <style:text-properties style:text-line-through-style="none" style:text-line-through-type="none" style:text-underline-style="none" style:text-blinking="false" loext:padding="0cm" loext:border="none"/>
    </style:style>
    <style:style style:name="T32" style:family="text">
      <style:text-properties style:text-line-through-style="none" style:text-line-through-type="none" style:font-name="STIXGeneral-Regular" fo:font-size="14.25pt" style:text-underline-style="none" style:text-blinking="false"/>
    </style:style>
    <style:style style:name="T33" style:family="text">
      <style:text-properties style:text-line-through-style="none" style:text-line-through-type="none" style:font-name="STIXGeneral-Regular" fo:font-size="14.25pt" style:text-underline-style="none" style:text-blinking="false" loext:padding="0cm" loext:border="none"/>
    </style:style>
    <style:style style:name="T34" style:family="text">
      <style:text-properties style:text-line-through-style="none" style:text-line-through-type="none" style:font-name="STIXGeneral-Regular" fo:font-size="9.75pt" style:text-underline-style="none" style:text-blinking="false" loext:padding="0cm" loext:border="none"/>
    </style:style>
    <style:style style:name="T35" style:family="text">
      <style:text-properties style:text-line-through-style="none" style:text-line-through-type="none" style:font-name="STIXGeneral-Regular" fo:font-size="6.75pt" style:text-underline-style="none" style:text-blinking="false" loext:padding="0cm" loext:border="none"/>
    </style:style>
    <style:style style:name="T36" style:family="text">
      <style:text-properties style:text-line-through-style="none" style:text-line-through-type="none" fo:font-size="13.5pt" style:text-underline-style="none" style:text-blinking="false" loext:padding="0cm" loext:border="none"/>
    </style:style>
    <style:style style:name="T37" style:family="text">
      <style:text-properties fo:color="#008000"/>
    </style:style>
    <style:style style:name="T38" style:family="text">
      <style:text-properties fo:color="#008000" style:font-name="monospace" fo:font-size="12pt" fo:font-style="normal" fo:font-weight="normal"/>
    </style:style>
    <style:style style:name="T39" style:family="text">
      <style:text-properties fo:color="#483d8b"/>
    </style:style>
    <style:style style:name="T40" style:family="text">
      <style:text-properties fo:color="#483d8b" style:font-name="monospace" fo:font-size="12pt" fo:font-style="normal" fo:font-weight="normal"/>
    </style:style>
    <style:style style:name="T41" style:family="text">
      <style:text-properties fo:color="#dc143c"/>
    </style:style>
    <style:style style:name="T42" style:family="text">
      <style:text-properties fo:color="#0000dd"/>
    </style:style>
    <style:style style:name="T43" style:family="text">
      <style:text-properties fo:color="#000080"/>
    </style:style>
    <style:style style:name="T44" style:family="text">
      <style:text-properties fo:color="#000040"/>
    </style:style>
    <style:style style:name="T45" style:family="text">
      <style:text-properties style:font-name="monospace"/>
    </style:style>
    <style:style style:name="T46" style:family="text">
      <style:text-properties style:font-name="monospace" fo:font-size="12pt"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Ниже приведён код первой программы на языке Python:</text:p>
      <text:p text:style-name="P26"><text:span text:style-name="T1">print</text:span><text:span text:style-name="T4">(</text:span>"Hello<text:span text:style-name="T7">,</text:span> world<text:span text:style-name="T7">!</text:span>"<text:span text:style-name="T4">)</text:span></text:p>
      <text:p text:style-name="P34">Данная программа выводит на экран текст Hello<text:span text:style-name="T7">,</text:span> world<text:span text:style-name="T7">!</text:span> с помощью функции <text:span text:style-name="T1">print</text:span><text:span text:style-name="T4">()</text:span>. В круглых скобках передаются аргументы функции — та информация, которую мы хотим передать функции. Текстовая строчка, которую мы хотим напечатать, заключается в двойные или одинарные кавычки.</text:p>
      <text:p text:style-name="P34">Функции <text:span text:style-name="T1">print</text:span><text:span text:style-name="T4">()</text:span> в качестве аргумента можно передавать не только строки, но и числа, и арифметические выражения. Например:</text:p>
      <text:p text:style-name="P27"><text:span text:style-name="T7">&gt;&gt;&gt;</text:span><text:span text:style-name="T1">print</text:span><text:span text:style-name="T4">(</text:span><text:span text:style-name="T10">123</text:span> + <text:span text:style-name="T10">456</text:span><text:span text:style-name="T4">)</text:span></text:p>
      <text:p text:style-name="P7">579</text:p>
      <text:p text:style-name="P9"><text:span text:style-name="T7">&gt;&gt;&gt;</text:span><text:span text:style-name="T1">print</text:span><text:span text:style-name="T4">(</text:span><text:span text:style-name="T10">2</text:span> + <text:span text:style-name="T10">2</text:span> * <text:span text:style-name="T10">2</text:span> * <text:span text:style-name="T10">6</text:span> <text:span text:style-name="T4">)</text:span></text:p>
      <text:p text:style-name="P18">26</text:p>
      <text:section text:style-name="Sect1" text:name="m_-6795270625255869827react-mathjax-preview_mr_css_attr_mr_css_attr">
        <text:p text:style-name="Text_20_body"/>
        <text:section text:style-name="Sect1" text:name="m_-6795270625255869827react-mathjax-preview-result_mr_css_attr_mr_css_attr">
          <text:p text:style-name="Text_20_body">Простейшая программа в языке Python вычисляла арифметические выражения.</text:p>
          <text:p text:style-name="Text_20_body"><text:span text:style-name="Strong_20_Emphasis"><text:span text:style-name="T13">Список основных операций для чисел в языке Python:</text:span></text:span></text:p>
          <text:list xml:id="list2556662432" text:style-name="L1">
            <text:list-item>
              <text:p text:style-name="P39">a + b — сумма;</text:p>
            </text:list-item>
            <text:list-item>
              <text:p text:style-name="P39">a - b — разность;</text:p>
            </text:list-item>
            <text:list-item>
              <text:p text:style-name="P39">a * b — произведение;</text:p>
            </text:list-item>
            <text:list-item>
              <text:p text:style-name="P39">a / b — частное от деления;</text:p>
            </text:list-item>
            <text:list-item>
              <text:p text:style-name="P29">a ** b — возведение в степень.</text:p>
            </text:list-item>
          </text:list>
          <text:p text:style-name="P28">Есть также унарный вариант операции -, то есть операция с одним аргументом. Она возвращает число, противоположное данному. Например:</text:p>
          <text:p text:style-name="P10"><text:span text:style-name="T7">&gt;&gt;&gt;</text:span> -<text:span text:style-name="T4">(</text:span><text:span text:style-name="T10">2</text:span> + <text:span text:style-name="T10">7</text:span><text:span text:style-name="T4">)</text:span></text:p>
          <text:p text:style-name="P21">-<text:span text:style-name="T10">9</text:span></text:p>
          <text:p text:style-name="P32"> </text:p>
          <text:p text:style-name="Text_20_body"><text:span text:style-name="Strong_20_Emphasis"><text:span text:style-name="T13">Общие правила определения приоритетов операций такие:</text:span></text:span></text:p>
          <text:list xml:id="list3917544087" text:style-name="L2">
            <text:list-item>
              <text:p text:style-name="P36">Сначала выполняются операции возведения в степень справа налево, то есть 2**3**2 — это <text:bookmark text:name="m_-6795270625255869827MathJax-Element-5-Frame_mr_css_attr_mr_css_attr"/><text:bookmark text:name="m_-6795270625255869827MathJax-Span-17_mr_css_attr_mr_css_attr"/><text:bookmark text:name="m_-6795270625255869827MathJax-Span-18_mr_css_attr_mr_css_attr"/><text:bookmark text:name="m_-6795270625255869827MathJax-Span-19_mr_css_attr_mr_css_attr"/><text:bookmark text:name="m_-6795270625255869827MathJax-Span-20_mr_css_attr_mr_css_attr"/><text:span text:style-name="T33">2</text:span><text:bookmark text:name="m_-6795270625255869827MathJax-Span-21_mr_css_attr_mr_css_attr"/><text:bookmark text:name="m_-6795270625255869827MathJax-Span-22_mr_css_attr_mr_css_attr"/><text:bookmark text:name="m_-6795270625255869827MathJax-Span-23_mr_css_attr_mr_css_attr"/><text:span text:style-name="T34">(</text:span><text:bookmark text:name="m_-6795270625255869827MathJax-Span-24_mr_css_attr_mr_css_attr"/><text:bookmark text:name="m_-6795270625255869827MathJax-Span-25_mr_css_attr_mr_css_attr"/><text:span text:style-name="T34">3</text:span><text:bookmark text:name="m_-6795270625255869827MathJax-Span-26_mr_css_attr_mr_css_attr"/><text:span text:style-name="T35">2</text:span><text:bookmark text:name="m_-6795270625255869827MathJax-Span-27_mr_css_attr_mr_css_attr"/><text:span text:style-name="T34">)</text:span><text:bookmark text:name="m_-6795270625255869827MathJax-Span-28_mr_css_attr_mr_css_attr"/><text:span text:style-name="T33">=</text:span><text:bookmark text:name="m_-6795270625255869827MathJax-Span-29_mr_css_attr_mr_css_attr"/><text:span text:style-name="T33">512</text:span><text:span text:style-name="T31">2(32)=512</text:span>.</text:p>
            </text:list-item>
            <text:list-item>
              <text:p text:style-name="P40">Затем выполняются унарные минусы (отрицания).</text:p>
            </text:list-item>
            <text:list-item>
              <text:p text:style-name="P40">Далее выполняются умножения и деления слева направо. Операции умножения и деления имеют одинаковый приоритет.</text:p>
            </text:list-item>
            <text:list-item>
              <text:p text:style-name="P30">И последними выполняются сложения и вычитания слева направо. Операции сложения и вычитания имеют одинаковый приоритет.</text:p>
            </text:list-item>
          </text:list>
          <text:p text:style-name="P28"><text:soft-page-break/>Для изменения порядка действий необходимо использовать круглые скобки. Например:</text:p>
          <text:p text:style-name="P10"><text:span text:style-name="T7">&gt;&gt;&gt;</text:span> <text:span text:style-name="T4">(</text:span><text:span text:style-name="T10">2</text:span> + <text:span text:style-name="T10">3</text:span><text:span text:style-name="T4">)</text:span> * <text:span text:style-name="T10">5</text:span></text:p>
          <text:p text:style-name="P19"><text:soft-page-break/>25</text:p>
          <text:p text:style-name="P35">Полезно помнить, что <text:bookmark text:name="m_-6795270625255869827MathJax-Element-6-Frame_mr_css_attr_mr_css_attr"/><text:bookmark text:name="m_-6795270625255869827MathJax-Span-30_mr_css_attr_mr_css_attr"/><text:bookmark text:name="m_-6795270625255869827MathJax-Span-31_mr_css_attr_mr_css_attr"/><text:bookmark text:name="m_-6795270625255869827MathJax-Span-32_mr_css_attr_mr_css_attr"/><text:bookmark text:name="m_-6795270625255869827MathJax-Span-33_mr_css_attr_mr_css_attr"/><text:bookmark text:name="m_-6795270625255869827MathJax-Span-34_mr_css_attr_mr_css_attr"/><text:span text:style-name="T31">𝑥‾‾√x</text:span> (квадратный корень из числа <text:bookmark text:name="m_-6795270625255869827MathJax-Element-7-Frame_mr_css_attr_mr_css_attr"/><text:bookmark text:name="m_-6795270625255869827MathJax-Span-35_mr_css_attr_mr_css_attr"/><text:bookmark text:name="m_-6795270625255869827MathJax-Span-36_mr_css_attr_mr_css_attr"/><text:bookmark text:name="m_-6795270625255869827MathJax-Span-37_mr_css_attr_mr_css_attr"/><text:span text:style-name="T31">𝑥x</text:span>) — это число <text:bookmark text:name="m_-6795270625255869827MathJax-Element-8-Frame_mr_css_attr_mr_css_attr"/><text:bookmark text:name="m_-6795270625255869827MathJax-Span-38_mr_css_attr_mr_css_attr"/><text:bookmark text:name="m_-6795270625255869827MathJax-Span-39_mr_css_attr_mr_css_attr"/><text:bookmark text:name="m_-6795270625255869827MathJax-Span-40_mr_css_attr_mr_css_attr"/><text:bookmark text:name="m_-6795270625255869827MathJax-Span-41_mr_css_attr_mr_css_attr"/><text:span text:style-name="T31">𝑥</text:span><text:bookmark text:name="m_-6795270625255869827MathJax-Span-42_mr_css_attr_mr_css_attr"/><text:bookmark text:name="m_-6795270625255869827MathJax-Span-43_mr_css_attr_mr_css_attr"/><text:bookmark text:name="m_-6795270625255869827MathJax-Span-44_mr_css_attr_mr_css_attr"/><text:span text:style-name="T34">0.5</text:span><text:span text:style-name="T31">x0.5</text:span>, так как при возведении его в квадрат, получим само число <text:bookmark text:name="m_-6795270625255869827MathJax-Element-9-Frame_mr_css_attr_mr_css_attr"/><text:bookmark text:name="m_-6795270625255869827MathJax-Span-45_mr_css_attr_mr_css_attr"/><text:bookmark text:name="m_-6795270625255869827MathJax-Span-46_mr_css_attr_mr_css_attr"/><text:bookmark text:name="m_-6795270625255869827MathJax-Span-47_mr_css_attr_mr_css_attr"/><text:span text:style-name="T31">𝑥x</text:span> .</text:p>
          <text:p text:style-name="P28">Обратите внимание, что при вычислении, например, выражения <text:span text:style-name="T10">6</text:span> / <text:span text:style-name="T10">2</text:span> * <text:span text:style-name="T10">4</text:span> на выходе получим 12.0, то есть число типа <text:span text:style-name="T37">float</text:span>. Этот тип используется для представления действительных чисел. В результате операции деления всегда будет получаться число типа <text:span text:style-name="T37">float</text:span>.</text:p>
          <text:section text:style-name="Sect1" text:name="Раздел1">
            <text:p text:style-name="Text_20_body"><text:bookmark text:name="m_-6795270625255869827react-mathjax-preview_mr_css_attr_mr_css_attr"/></text:p>
            <text:section text:style-name="Sect1" text:name="Раздел2">
              <text:p text:style-name="Text_20_body"><text:bookmark text:name="m_-6795270625255869827react-mathjax-preview-result_mr_css_attr_mr_css_attr"/>Если в вашей программе присутствуют большие вычисления, то неудобно их записывать в виде одного длинного выражения, лучше вычислять его значения по частям, используя переменные для хранения промежуточных результатов.</text:p>
              <text:p text:style-name="Text_20_body"><text:span text:style-name="Strong_20_Emphasis"><text:span text:style-name="T13">Переменная</text:span></text:span><text:span text:style-name="T13"> — это некоторая ячейка в памяти, в которой хранится какое-то значение любого из возможных типов, например, число или строка. В переменную можно записать какое-то значение (это называется </text:span><text:span text:style-name="Strong_20_Emphasis"><text:span text:style-name="T13">присвоить переменной значение</text:span></text:span><text:span text:style-name="T13">). Для присваивания значения переменной используется операция </text:span><text:span text:style-name="T19">=</text:span><text:span text:style-name="T13">, где слева от знака присваивания записывается имя переменной, справа — присваиваемое значение, которое может быть числом, строкой, другой переменной, каким-то выражением. Значение переменной можно использовать при вычислениях или вывести его на экран при помощи функции </text:span><text:span text:style-name="T20">print</text:span><text:span text:style-name="T22">()</text:span><text:span text:style-name="T13">.</text:span></text:p>
              <text:p text:style-name="Text_20_body"><text:span text:style-name="Strong_20_Emphasis"><text:span text:style-name="T13">Пример</text:span></text:span></text:p>
              <text:p text:style-name="P28">Пусть длина школьного урока хранится в переменной lesson_time, продолжительность перемены между уроками — rest_time, а количество уроков — n. Хотим вычислить сколько времени занимает заданное количество уроков, которое будет храниться в переменной total_time.</text:p>
              <text:p text:style-name="P10"><text:span text:style-name="T7">&gt;&gt;&gt;</text:span>lesson_time <text:span text:style-name="T7">=</text:span> <text:span text:style-name="T10">45</text:span></text:p>
              <text:p text:style-name="P10"><text:span text:style-name="T7">&gt;&gt;&gt;</text:span>rest_time <text:span text:style-name="T7">=</text:span> <text:span text:style-name="T10">15</text:span></text:p>
              <text:p text:style-name="P10"><text:span text:style-name="T7">&gt;&gt;&gt;</text:span>n <text:span text:style-name="T7">=</text:span> <text:span text:style-name="T10">6</text:span></text:p>
              <text:p text:style-name="P10"><text:span text:style-name="T7">&gt;&gt;&gt;</text:span>total_time <text:span text:style-name="T7">=</text:span> lesson_time * n + <text:span text:style-name="T4">(</text:span>n - <text:span text:style-name="T10">1</text:span><text:span text:style-name="T4">)</text:span> * rest_time</text:p>
              <text:p text:style-name="P10"><text:span text:style-name="T7">&gt;&gt;&gt;</text:span><text:span text:style-name="T1">print</text:span><text:span text:style-name="T4">(</text:span>total_time<text:span text:style-name="T4">)</text:span></text:p>
              <text:p text:style-name="P19">345</text:p>
              <text:p text:style-name="Text_20_body"><text:span text:style-name="T13">Имя переменной (также называется </text:span><text:span text:style-name="Strong_20_Emphasis"><text:span text:style-name="T13">идентификатором</text:span></text:span><text:span text:style-name="T13">) — последовательность букв, цифр и символа подчёркивания, первым символом должна быть буква или символ подчёркивания. В языке Python допускаются буквы не латинского алфавита в качестве имён переменных, но следует ограничиваться только латинскими символами.</text:span></text:p>
              <text:p text:style-name="P28">Имена переменных должны быть осмысленными и понятными, например, lesson_time или rest</text:p>
              <text:p text:style-name="Text_20_body"><text:soft-page-break/><text:span text:style-name="Strong_20_Emphasis"><text:span text:style-name="T13">Пример</text:span></text:span></text:p>
              <text:p text:style-name="P10"><text:span text:style-name="T7">&gt;&gt;&gt;</text:span>a <text:span text:style-name="T7">=</text:span> <text:span text:style-name="T10">14</text:span></text:p>
              <text:p text:style-name="P10"><text:span text:style-name="T7">&gt;&gt;&gt;</text:span>v <text:span text:style-name="T7">=</text:span> <text:span text:style-name="T4">a</text:span></text:p>
              <text:p text:style-name="P10"><text:span text:style-name="T7">&gt;&gt;&gt;</text:span>a <text:span text:style-name="T7">=</text:span> <text:span text:style-name="T10">7</text:span></text:p>
              <text:p text:style-name="Preformatted_20_Text"/>
              <text:p text:style-name="P10"><text:span text:style-name="T7">&gt;&gt;&gt;</text:span>a <text:span text:style-name="T7">=</text:span> <text:span text:style-name="T4">a + </text:span><text:span text:style-name="T10">3</text:span></text:p>
              <text:p text:style-name="P10"><text:span text:style-name="T7">&gt;&gt;&gt;</text:span>v <text:span text:style-name="T7">=</text:span> <text:span text:style-name="T4">a + </text:span><text:span text:style-name="T10">3</text:span></text:p>
              <text:p text:style-name="P10"><text:span text:style-name="T7">&gt;&gt;&gt;</text:span><text:span text:style-name="T1">print</text:span><text:span text:style-name="T4">(</text:span>a<text:span text:style-name="T7">,</text:span> v<text:span text:style-name="T4">)</text:span></text:p>
              <text:p text:style-name="P19">10 13</text:p>
              <text:p text:style-name="P28">Посмотрим, как работает данная программа. В первой строке переменной a присваивается значение <text:span text:style-name="T10">14</text:span>, затем переменной v присваивается значение переменной a, то есть <text:span text:style-name="T10">14</text:span>. При этом переменные существуют независимо друг от друга, поэтому при выполнении присваивания a <text:span text:style-name="T7">=</text:span> <text:span text:style-name="T10">7</text:span> значение переменной v не изменится.</text:p>
              <text:p text:style-name="P28">При выполнении присваивания a <text:span text:style-name="T7">=</text:span> a + <text:span text:style-name="T10">3</text:span> вычисляется сначала правая часть выражения, равная в данном случае <text:span text:style-name="T10">10</text:span>, после чего это значение присваивается переменной. При выполнении присваивания v <text:span text:style-name="T7">=</text:span> <text:span text:style-name="T4">a + </text:span><text:span text:style-name="T10">3</text:span>, аналогично вычисляется сначала правая часть выражения. В данном случае в переменной a хранится значение, равное <text:span text:style-name="T10">10</text:span>, значит правая часть выражения будет равна <text:span text:style-name="T10">13</text:span>. Именно это значение и будет хранится после присваивания в переменной v.</text:p>
              <text:p text:style-name="P28">После этого значения переменных a и v можно вывести на экран при помощи функции <text:span text:style-name="T1">print</text:span><text:span text:style-name="T4">(</text:span>a<text:span text:style-name="T7">,</text:span> v<text:span text:style-name="T4">)</text:span>, которую мы позже рассмотрим подробнее.</text:p>
              <text:section text:style-name="Sect1" text:name="Раздел3">
                <text:p text:style-name="Text_20_body"><text:bookmark text:name="m_-6795270625255869827react-mathjax-preview_mr_css_attr_mr_css_attr1"/></text:p>
                <text:section text:style-name="Sect1" text:name="Раздел4">
                  <text:h text:style-name="Heading_20_3" text:outline-level="3"><text:bookmark text:name="m_-6795270625255869827react-mathjax-preview-result_mr_css_attr_mr_css_attr1"/><text:bookmark text:name="m_-6795270625255869827-_mr_css_attr_mr_css_attr"/>Типы данных</text:h>
                  <text:p text:style-name="P31">Если мы присваиваем переменной a значение, равное <text:span text:style-name="T10">5</text:span>, то переменная будет иметь значение типа <text:span text:style-name="T37">int</text:span>, который используется для целых чисел. При умножении, вычитании и сложение чисел этого типа мы получаем числа того же типа.</text:p>
                  <text:p text:style-name="P31">Мы уже сталкивались с тем, что при выполнении операции деления результатом будет дробное число. Если переменной b присвоить значение <text:span text:style-name="T10">10</text:span> / <text:span text:style-name="T10">2</text:span>, при выводе на экран результата увидим число <text:span text:style-name="T10">5.0</text:span>, которое равно числу <text:span text:style-name="T10">5</text:span>, но имеет другой тип. Переменная b имеет значение типа <text:span text:style-name="T37">float</text:span>. Это специальный тип данных для представления действительных чисел, и при умножении, вычитании и сложении чисел этого типа мы получаем числа того же типа.</text:p>
                  <text:p text:style-name="Text_20_body"><text:span text:style-name="T14">Еще один тип данных используется для работы со строками. Если мы присваиваем переменной с значение, равное </text:span><text:span text:style-name="T24">'Hello'</text:span><text:span text:style-name="T14">, то эта переменная будет иметь значение типа </text:span><text:span text:style-name="T25">str</text:span><text:span text:style-name="T14">. Строки тоже можно складывать. Однако </text:span><text:soft-page-break/><text:span text:style-name="T14">операция сложения для целых чисел и для строк работает по-разному: для чисел это сложение, а для строк — </text:span><text:span text:style-name="Strong_20_Emphasis"><text:span text:style-name="T14">конкатенация</text:span></text:span><text:span text:style-name="T14">.</text:span></text:p>
                  <text:p text:style-name="Text_20_body"><text:span text:style-name="Strong_20_Emphasis"><text:span text:style-name="T14">Основные операции над строками:</text:span></text:span></text:p>
                  <text:p text:style-name="P31">A + B — конкатенация, то есть соединение строк путём размещения строки B сразу после строки A;</text:p>
                  <text:p text:style-name="P37">A * n — повторение строки <text:bookmark text:name="m_-6795270625255869827MathJax-Element-10-Frame_mr_css_attr_mr_css_attr"/><text:bookmark text:name="m_-6795270625255869827MathJax-Span-48_mr_css_attr_mr_css_attr"/><text:bookmark text:name="m_-6795270625255869827MathJax-Span-49_mr_css_attr_mr_css_attr"/><text:bookmark text:name="m_-6795270625255869827MathJax-Span-50_mr_css_attr_mr_css_attr"/><text:span text:style-name="T30">𝑛n</text:span> раз, значение <text:bookmark text:name="m_-6795270625255869827MathJax-Element-11-Frame_mr_css_attr_mr_css_attr"/><text:bookmark text:name="m_-6795270625255869827MathJax-Span-51_mr_css_attr_mr_css_attr"/><text:bookmark text:name="m_-6795270625255869827MathJax-Span-52_mr_css_attr_mr_css_attr"/><text:bookmark text:name="m_-6795270625255869827MathJax-Span-53_mr_css_attr_mr_css_attr"/><text:span text:style-name="T30">𝑛n</text:span> должно быть целого типа.</text:p>
                  <text:h text:style-name="P3" text:outline-level="3"><text:bookmark text:name="m_-6795270625255869827-_mr_css_attr_mr_css_attr1"/>Преобразование типов</text:h>
                  <text:p text:style-name="P31">Иногда полезно целое число записать как строку. И, наоборот, если строка состоит из цифр, то полезно эту строку представить в виде числа, чтобы дальше можно было выполнять арифметические операции с ней. Для этого используются функции, имя которых совпадает с именем типа, то есть <text:span text:style-name="T37">int, float, str</text:span>. Например, <text:span text:style-name="T37">int</text:span><text:span text:style-name="T4">(</text:span><text:span text:style-name="T39">'123'</text:span><text:span text:style-name="T4">)</text:span> вернёт целое число <text:span text:style-name="T10">123</text:span>, а <text:span text:style-name="T37">str</text:span><text:span text:style-name="T4">(</text:span><text:span text:style-name="T10">123</text:span><text:span text:style-name="T4">)</text:span> вернёт строку <text:span text:style-name="T39">'123'</text:span>.</text:p>
                  <text:p text:style-name="Text_20_body"><text:span text:style-name="Strong_20_Emphasis"><text:span text:style-name="T14">Пример:</text:span></text:span></text:p>
                  <text:p text:style-name="P11"><text:span text:style-name="T7">&gt;&gt;&gt;</text:span>n <text:span text:style-name="T7">=</text:span> <text:span text:style-name="T10">5</text:span></text:p>
                  <text:p text:style-name="P11"><text:span text:style-name="T7">&gt;&gt;&gt;</text:span>price <text:span text:style-name="T7">=</text:span> <text:span text:style-name="T10">15</text:span></text:p>
                  <text:p text:style-name="P11"><text:span text:style-name="T7">&gt;&gt;&gt;</text:span>s <text:span text:style-name="T7">=</text:span> <text:span text:style-name="T37">str</text:span><text:span text:style-name="T4">(</text:span>n<text:span text:style-name="T4">)</text:span> + <text:span text:style-name="T39">" ручек стоят "</text:span> + <text:span text:style-name="T37">str</text:span><text:span text:style-name="T4">(</text:span>n * price<text:span text:style-name="T4">)</text:span> + <text:span text:style-name="T39">" рублей"</text:span></text:p>
                  <text:p text:style-name="P11"><text:span text:style-name="T7">&gt;&gt;&gt;</text:span><text:span text:style-name="T1">print</text:span><text:span text:style-name="T4">(</text:span>s<text:span text:style-name="T4">)</text:span></text:p>
                  <text:p text:style-name="P25">5 ручек стоят 75 рублей</text:p>
                  <text:p text:style-name="Text_20_body"><text:span text:style-name="Strong_20_Emphasis"><text:span text:style-name="T14">Пример:</text:span></text:span></text:p>
                  <text:p text:style-name="P11"><text:span text:style-name="T7">&gt;&gt;&gt;</text:span><text:span text:style-name="T1">print</text:span><text:span text:style-name="T4">(</text:span><text:span text:style-name="T37">str</text:span><text:span text:style-name="T4">(</text:span><text:span text:style-name="T10">1</text:span> + <text:span text:style-name="T10">1</text:span><text:span text:style-name="T4">)</text:span> * <text:span text:style-name="T37">int</text:span><text:span text:style-name="T4">(</text:span><text:span text:style-name="T39">'1'</text:span> + <text:span text:style-name="T39">'1'</text:span><text:span text:style-name="T4">))</text:span></text:p>
                  <text:p text:style-name="P25">22222222222</text:p>
                  <text:p text:style-name="P37">Результатом будет строка <text:span text:style-name="T39">'2'</text:span>, повторенная <text:bookmark text:name="m_-6795270625255869827MathJax-Element-12-Frame_mr_css_attr_mr_css_attr"/><text:span text:style-name="T30">11</text:span> раз.</text:p>
                  <text:section text:style-name="Sect1" text:name="Раздел5">
                    <text:p text:style-name="Text_20_body"><text:bookmark text:name="m_-6795270625255869827react-mathjax-preview_mr_css_attr_mr_css_attr2"/></text:p>
                    <text:section text:style-name="Sect1" text:name="Раздел6">
                      <text:h text:style-name="Heading_20_3" text:outline-level="3"><text:bookmark text:name="m_-6795270625255869827react-mathjax-preview-result_mr_css_attr_mr_css_attr2"/><text:bookmark text:name="m_-6795270625255869827-code-class-python-style-font-family-monospace-span-style-color-ff7700-font-weight-bold-input-span-span-style-color-black-span-span-style-color-black-span-code-_mr_css_attr_mr_css_attr"/>Ввод данных: функция <text:span text:style-name="T1">input</text:span><text:span text:style-name="T4">()</text:span></text:h>
                      <text:p text:style-name="P31">Все ранее рассмотренные программы выдавали один и тот же результат при каждом своем запуске. Для изменения входных данных нужно было вручную изменять значения переменных. Этого можно избежать, считывая данные с клавиатуры.</text:p>
                      <text:p text:style-name="P31">Для считывания строки с клавиатуры используется функция <text:span text:style-name="T37">input</text:span><text:span text:style-name="T4">()</text:span>, которая возвращает значение считанной строки. Например, можно считать значения двух строк следующим образом:</text:p>
                      <text:p text:style-name="P11">a <text:span text:style-name="T7">=</text:span> <text:span text:style-name="T37">input</text:span><text:span text:style-name="T4">()</text:span></text:p>
                      <text:p text:style-name="P22">b <text:span text:style-name="T7">=</text:span> <text:span text:style-name="T37">input</text:span><text:span text:style-name="T4">()</text:span></text:p>
                      <text:p text:style-name="P31">Правда, функция <text:span text:style-name="T37">input</text:span><text:span text:style-name="T4">()</text:span> возвращает текстовую строку, а нам бывает нужно сделать так, чтобы переменные имели целочисленные значения. <text:soft-page-break/>Поэтому сразу же после считывания выполним преобразование типов при помощи функции <text:span text:style-name="T37">int</text:span> и запишем новые значения в переменные a и b.</text:p>
                      <text:p text:style-name="P11">a <text:span text:style-name="T7">=</text:span> <text:span text:style-name="T37">int</text:span><text:span text:style-name="T4">(</text:span>a<text:span text:style-name="T4">)</text:span></text:p>
                      <text:p text:style-name="P22">b <text:span text:style-name="T7">=</text:span> <text:span text:style-name="T37">int</text:span><text:span text:style-name="T4">(</text:span>b<text:span text:style-name="T4">)</text:span></text:p>
                      <text:p text:style-name="P31">Можно объединить считывание строк и преобразование типов, если вызывать функцию <text:span text:style-name="T37">int</text:span> для того значения, которое вернёт функция <text:span text:style-name="T37">input</text:span><text:span text:style-name="T4">()</text:span>:</text:p>
                      <text:p text:style-name="P11">a <text:span text:style-name="T7">=</text:span> <text:span text:style-name="T37">int</text:span><text:span text:style-name="T4">(</text:span><text:span text:style-name="T37">input</text:span><text:span text:style-name="T4">())</text:span></text:p>
                      <text:p text:style-name="P22">b <text:span text:style-name="T7">=</text:span> <text:span text:style-name="T37">int</text:span><text:span text:style-name="T4">(</text:span><text:span text:style-name="T37">input</text:span><text:span text:style-name="T4">())</text:span></text:p>
                      <text:p text:style-name="Text_20_body"><text:span text:style-name="T14">Далее в программе можно использовать значения переменных a и b для вычисления новых переменных или для вывода результата на экран. Теперь мы можем, не меняя исходного кода программы, многократно использовать её для решения различных задач. Для этого нужно запустить программу и после запуска ввести с клавиатуры два числа, нажимая после каждого клавишу </text:span><text:span text:style-name="Emphasis"><text:span text:style-name="T14">Enter</text:span></text:span><text:span text:style-name="T14">. Затем программа сама выведет результат.</text:span></text:p>
                      <text:h text:style-name="P3" text:outline-level="3"><text:bookmark text:name="m_-6795270625255869827-code-class-python-style-font-family-monospace-span-style-color-ff7700-font-weight-bold-print-span-span-style-color-black-span-span-style-color-black-span-code-_mr_css_attr_mr_css_attr"/>Вывод данных: функция <text:span text:style-name="T1">print</text:span><text:span text:style-name="T4">()</text:span></text:h>
                      <text:p text:style-name="P31">Функция <text:span text:style-name="T1">print</text:span><text:span text:style-name="T4">()</text:span> может выводить не только значения констант или переменных, но и значения выражений. Например, допустима такая запись:</text:p>
                      <text:p text:style-name="P22"><text:span text:style-name="T1">print</text:span><text:span text:style-name="T4">(a</text:span> + <text:span text:style-name="T4">b)</text:span></text:p>
                    </text:section>
                  </text:section>
                </text:section>
              </text:section>
            </text:section>
          </text:section>
        </text:section>
      </text:section>
      <text:p text:style-name="Standard">Строки<text:line-break/>Строки в языке Python являются объектами типа str. Переменной можно присвоить значение, являющееся строкой, с помощью двойных или одинарных кавычек:</text:p>
      <text:p text:style-name="Standard">S = "Hello"<text:line-break/>T = 'Hello'<text:line-break/>Строка считывается со стандартного ввода функцией input():</text:p>
      <text:p text:style-name="Standard">S = input()<text:line-break/>Напомним, что для строк определены операции сложения (конкатенация) и умножения строки на число.</text:p>
      <text:p text:style-name="Standard">&gt;&gt;&gt;S = 'Hello' +'World'<text:line-break/>HelloWorld<text:line-break/>&gt;&gt;&gt;S = 'A' * 50<text:line-break/>AAAAAAAAAAAAAAAAAAAAAAAAAAAAAA<text:line-break/>Узнать количество символов (длину строки) можно при помощи функции len():</text:p>
      <text:p text:style-name="Standard">&gt;&gt;&gt;S = 'Hello'<text:line-break/>&gt;&gt;&gt;print(len(S))<text:line-break/>5<text:line-break/>Обращение по индексу<text:line-break/>Для получения одного символа строки используется обращение по индексу. Индексом называется номер символа в строке.</text:p>
      <text:p text:style-name="Standard"><text:soft-page-break/>Например, S[i] — это символ строки, который имеет индекс i, при этом нумерация начинается с числа 0. То есть, если S = 'Hello', то S[0] == 'H', S[1] == 'e', S[2] == 'l', S[3] == 'l', S[4] == 'o'.</text:p>
      <text:p text:style-name="Standard">Если мы хотим обратиться к последнему элементу некоторой строки, то нужно сначала узнать ее длину, после чего вычесть из полученного значения 1. Для нахождения длины используется функция len(S). Таким образом, последний элемент строки будет возвращаться функцией S[len(S) - 1]. Однако данная конструкция достаточно громоздка, вместо неё можно использовать отрицательные значения индексов.</text:p>
      <text:p text:style-name="Standard">Если указать отрицательное значение индекса, то номер будет отсчитываться с конца, начиная с -1. То есть S = 'Hello', то S[-1] == 'o', S[-2] == 'l', S[-3] == 'l', S[-4] == 'e', S[-5] == 'H'.</text:p>
      <text:p text:style-name="Standard">Проиллюстрируем индексы строки с помощью таблицы:</text:p>
      <text:p text:style-name="Standard">Строка S</text:p>
      <text:p text:style-name="Standard">H</text:p>
      <text:p text:style-name="Standard">e</text:p>
      <text:p text:style-name="Standard">l</text:p>
      <text:p text:style-name="Standard">l</text:p>
      <text:p text:style-name="Standard">o</text:p>
      <text:p text:style-name="Standard">Индекс</text:p>
      <text:p text:style-name="Standard">S[0]</text:p>
      <text:p text:style-name="Standard">S[1]</text:p>
      <text:p text:style-name="Standard">S[2]</text:p>
      <text:p text:style-name="Standard">S[3]</text:p>
      <text:p text:style-name="Standard">S[4]</text:p>
      <text:p text:style-name="Standard">Индекс</text:p>
      <text:p text:style-name="Standard">S[-5]</text:p>
      <text:p text:style-name="Standard">S[-4]</text:p>
      <text:p text:style-name="Standard">S[-3]</text:p>
      <text:p text:style-name="Standard">S[-2]</text:p>
      <text:p text:style-name="Standard">S[-1]</text:p>
      <text:p text:style-name="Standard"> <text:line-break/>Если же номер символа строки S больше либо равен len(S), или меньше чем -len(S), то при обращении к этому символу строки произойдет ошибка IndexError: string index out of range.</text:p>
      <text:p text:style-name="Standard">Задача. Количество букв 'a' в строке<text:line-break/>Дана строка, необходимо посчитать количество букв 'a' в ней.</text:p>
      <text:p text:style-name="Standard">Решение</text:p>
      <text:p text:style-name="Standard">count = 0<text:line-break/>S = input()<text:line-break/>for i in range(len(S)):<text:line-break/>    if S[i] == 'a':<text:line-break/>        count += 1<text:line-break/>print(count)<text:line-break/> <text:line-break/>Это решение можно немного упростить:</text:p>
      <text:p text:style-name="Standard">count = 0<text:line-break/>S = input()<text:line-break/>for c in S:<text:line-break/>    if c == 'a':<text:line-break/>        count += 1<text:line-break/>print(count)</text:p>
      <text:section text:style-name="Sect1" text:name="m_-3109823346308953345react-mathjax-preview_mr_css_attr">
        <text:p text:style-name="Standard"/>
        <text:section text:style-name="Sect1" text:name="m_-3109823346308953345react-mathjax-preview-result_mr_css_attr">
          <text:h text:style-name="Heading_20_3" text:outline-level="3"><text:bookmark text:name="m_-3109823346308953345-_mr_css_attr"/><text:soft-page-break/>Срезы</text:h>
          <text:p text:style-name="Text_20_body"><text:span text:style-name="Strong_20_Emphasis"><text:span text:style-name="T14">Срез</text:span></text:span><text:span text:style-name="T14"> (</text:span><text:span text:style-name="Emphasis"><text:span text:style-name="T14">slice</text:span></text:span><text:span text:style-name="T14">) — извлечение из данной строки некоторого фрагмента подстроки или подпоследовательности символов.</text:span></text:p>
          <text:p text:style-name="P31">Срез можно создать таким образом: S<text:span text:style-name="T4">[</text:span>a : b<text:span text:style-name="T4">]</text:span>. Такой срез возвращает подстроку из b - a символов, начиная с символа c индексом a до символа с индексом b, не включая его. В этом случае a должно быть меньше b, иначе срез вернёт пустую строку. Будем рассматривать в качестве примера строку S <text:span text:style-name="T7">=</text:span> <text:span text:style-name="T39">'Abracadabra'</text:span>. Для нее срез S<text:span text:style-name="T4">[</text:span><text:span text:style-name="T10">2</text:span> : <text:span text:style-name="T10">7</text:span><text:span text:style-name="T4">]</text:span><text:span text:style-name="T7"> == </text:span><text:span text:style-name="T39">'racad'</text:span>.</text:p>
          <text:p text:style-name="P31">Можно использовать как положительные, так и отрицательные индексы в одном срезе. Например, S<text:span text:style-name="T4">[</text:span><text:span text:style-name="T10">1</text:span> : -<text:span text:style-name="T10">1</text:span><text:span text:style-name="T4">]</text:span> — это строка без первого и последнего символа (срез начинается с символа с индексом <text:span text:style-name="T10">1</text:span> и заканчивается индексом -<text:span text:style-name="T10">1</text:span>, не включая его). Для рассмотренной выше строки срез S<text:span text:style-name="T4">[</text:span><text:span text:style-name="T10">1</text:span> : -<text:span text:style-name="T10">1</text:span><text:span text:style-name="T4">]</text:span><text:span text:style-name="T7"> == </text:span><text:span text:style-name="T39">'bracadabr'</text:span>, а срез S<text:span text:style-name="T4">[</text:span>-<text:span text:style-name="T10">6</text:span> : -<text:span text:style-name="T10">2</text:span><text:span text:style-name="T4">]</text:span><text:span text:style-name="T7"> == </text:span><text:span text:style-name="T39">'adab'</text:span>.</text:p>
          <text:p text:style-name="Text_20_body"><text:span text:style-name="T14">При использовании срезов ошибка </text:span><text:span text:style-name="Strong_20_Emphasis"><text:span text:style-name="T14">IndexError</text:span></text:span><text:span text:style-name="T14"> никогда не возникает. Например, срез S</text:span><text:span text:style-name="T23">[</text:span><text:span text:style-name="T26">1</text:span><text:span text:style-name="T14"> : </text:span><text:span text:style-name="T26">100000</text:span><text:span text:style-name="T23">]</text:span><text:span text:style-name="T14"> вернёт строку </text:span><text:span text:style-name="T24">'bracadabra'</text:span><text:span text:style-name="T14">.</text:span></text:p>
          <text:p text:style-name="P31">Можно не указывать второй параметр (но поставить двоеточие), тогда срез берётся до конца строки. Например, чтобы удалить из строки первый символ, можно взять срез S<text:span text:style-name="T4">[</text:span><text:span text:style-name="T10">1</text:span>:<text:span text:style-name="T4">]</text:span>. Аналогично можно опустить первый параметр, тогда срез S<text:span text:style-name="T4">[</text:span>:<text:span text:style-name="T10">5</text:span><text:span text:style-name="T4">]</text:span> берётся от начала строки до указанного параметра <text:span text:style-name="T10">5</text:span>, не включая его. Срез S<text:span text:style-name="T4">[</text:span>:<text:span text:style-name="T4">]</text:span> совпадает с самой строкой S.</text:p>
          <text:h text:style-name="P3" text:outline-level="3"><text:bookmark text:name="m_-3109823346308953345-_mr_css_attr1"/>Срезы с тремя параметрами</text:h>
          <text:p text:style-name="P31">Пусть нам необходимо взять срез, в котором символы будут идти не подряд, а с некоторым шагом d. Тогда срез будет иметь три параметра: S<text:span text:style-name="T4">[</text:span>a : b : d<text:span text:style-name="T4">]</text:span>. Третий параметр задаёт шаг, как и в случае с функцией <text:span text:style-name="T37">range</text:span>(), то есть будут взяты символы с индексами a<text:span text:style-name="T7">,</text:span> a + d<text:span text:style-name="T7">,</text:span> a + <text:span text:style-name="T10">2</text:span> * d и так далее. Так, для рассмотренной выше строки S<text:span text:style-name="T4">[</text:span><text:span text:style-name="T10">2</text:span> : <text:span text:style-name="T10">9</text:span> : <text:span text:style-name="T10">2</text:span><text:span text:style-name="T4">]</text:span> вернёт строку <text:span text:style-name="T39">'rcdb'</text:span>.</text:p>
          <text:p text:style-name="P31">Кроме того, параметры можно опускать. Например, срез S<text:span text:style-name="T4">[</text:span> : : <text:span text:style-name="T10">2</text:span><text:span text:style-name="T4">]</text:span> вернёт символы с чётными индексами, а срез S<text:span text:style-name="T4">[</text:span><text:span text:style-name="T10">1</text:span> : : <text:span text:style-name="T10">2</text:span><text:span text:style-name="T4">]</text:span> — с нечётными. Кроме того, можно взять значение шага среза, равным отрицательному числу, тогда символы будут идти в обратном порядке. Например, срез S<text:span text:style-name="T4">[</text:span><text:span text:style-name="T10">9</text:span> : <text:span text:style-name="T10">4</text:span> : -<text:span text:style-name="T10">1</text:span><text:span text:style-name="T4">]</text:span><text:span text:style-name="T7"> == </text:span><text:span text:style-name="T39">'rbada'</text:span>, а S<text:span text:style-name="T4">[</text:span> : : -<text:span text:style-name="T10">1</text:span><text:span text:style-name="T4">]</text:span><text:span text:style-name="T7"> == </text:span><text:span text:style-name="T39">'arbadacarbA'</text:span>.</text:p>
          <text:section text:style-name="Sect1" text:name="Раздел7">
            <text:p text:style-name="Text_20_body"><text:bookmark text:name="m_-3109823346308953345react-mathjax-preview_mr_css_attr"/></text:p>
            <text:section text:style-name="Sect1" text:name="Раздел8">
              <text:p text:style-name="Text_20_body"><text:bookmark text:name="m_-3109823346308953345react-mathjax-preview-result_mr_css_attr"/><text:span text:style-name="Strong_20_Emphasis">Метод</text:span> — это функция, применяемая к объекту, например, к строке или числу. Метод вызывается в виде <text:span text:style-name="Emphasis">ИмяОбъекта.ИмяМетода(</text:span>.</text:p>
              <text:h text:style-name="P3" text:outline-level="3"><text:bookmark text:name="m_-3109823346308953345-code-class-python-style-font-family-monospace-find-code-code-class-python-style-font-family-monospace-rfind-code-_mr_css_attr"/>Метод find и rfind</text:h>
              <text:p text:style-name="P31">Рассмотрим методы find и rfind для работы со строками.</text:p>
              <text:p text:style-name="P31"><text:soft-page-break/>Метод find находит в данной строке подстроку, которая передаётся в качестве параметра. Функция возвращает индекс первого (cамого левого) вхождения искомой подстроки. Если же подстрока не найдена, то метод возвращает значение -<text:span text:style-name="T10">1</text:span>. С помощью этого метода можно проверять содержится ли подстрока в строке. Например:</text:p>
              <text:p text:style-name="P11"><text:span text:style-name="T7">&gt;&gt;&gt;</text:span>S <text:span text:style-name="T7">=</text:span> <text:span text:style-name="T39">'Abracadabra'</text:span></text:p>
              <text:p text:style-name="P11"><text:span text:style-name="T7">&gt;&gt;&gt;</text:span><text:span text:style-name="T1">print</text:span><text:span text:style-name="T4">(</text:span>S.<text:span text:style-name="T4">find(</text:span><text:span text:style-name="T39">'abr'</text:span><text:span text:style-name="T4">))</text:span></text:p>
              <text:p text:style-name="P8">7</text:p>
              <text:p text:style-name="P11"><text:span text:style-name="T7">&gt;&gt;&gt;</text:span><text:span text:style-name="T1">print</text:span><text:span text:style-name="T4">(</text:span>S.<text:span text:style-name="T4">find(</text:span><text:span text:style-name="T39">'Abr'</text:span><text:span text:style-name="T4">))</text:span></text:p>
              <text:p text:style-name="P8">0</text:p>
              <text:p text:style-name="P11"><text:span text:style-name="T7">&gt;&gt;&gt;</text:span><text:span text:style-name="T1">print</text:span><text:span text:style-name="T4">(</text:span>S.<text:span text:style-name="T4">find(</text:span><text:span text:style-name="T39">'aa'</text:span><text:span text:style-name="T4">))</text:span></text:p>
              <text:p text:style-name="P22">-<text:span text:style-name="T10">1</text:span></text:p>
              <text:p text:style-name="P31">Аналогично, метод rfind возвращает индекс последнего вхождения данной строки (“поиск справа”).</text:p>
              <text:p text:style-name="P11"><text:span text:style-name="T7">&gt;&gt;&gt;</text:span>S <text:span text:style-name="T7">=</text:span> <text:span text:style-name="T39">'Abracadabra'</text:span></text:p>
              <text:p text:style-name="P11"><text:span text:style-name="T7">&gt;&gt;&gt;</text:span><text:span text:style-name="T1">print</text:span><text:span text:style-name="T4">(</text:span>S.<text:span text:style-name="T4">rfind(</text:span><text:span text:style-name="T39">'a'</text:span><text:span text:style-name="T4">))</text:span></text:p>
              <text:p text:style-name="P8">10</text:p>
              <text:p text:style-name="P11"><text:span text:style-name="T7">&gt;&gt;&gt;</text:span><text:span text:style-name="T1">print</text:span><text:span text:style-name="T4">(</text:span>S.<text:span text:style-name="T4">rfind(</text:span><text:span text:style-name="T39">'br'</text:span><text:span text:style-name="T4">))</text:span></text:p>
              <text:p text:style-name="P8">8</text:p>
              <text:p text:style-name="P24"> </text:p>
              <text:p text:style-name="P31">Если вызвать метод find с тремя параметрами S.<text:span text:style-name="T4">find(</text:span>T<text:span text:style-name="T7">,</text:span> a<text:span text:style-name="T7">,</text:span> b<text:span text:style-name="T4">)</text:span>, то поиск будет осуществляться в срезе S<text:span text:style-name="T4">[</text:span>a : b<text:span text:style-name="T4">]</text:span>. Если указать только два параметра S.<text:span text:style-name="T4">find(</text:span>T<text:span text:style-name="T7">,</text:span> a<text:span text:style-name="T4">)</text:span>, то поиск будет осуществляться в срезе S<text:span text:style-name="T4">[</text:span>a : <text:span text:style-name="T4">]</text:span>, то есть начиная с символа с индексом a и до конца строки. Отметим, что метод S.<text:span text:style-name="T4">find(</text:span>T<text:span text:style-name="T7">,</text:span> a<text:span text:style-name="T7">,</text:span> b<text:span text:style-name="T4">)</text:span> возвраща S, а не индекс относительно начала среза. Например:</text:p>
              <text:p text:style-name="P11"><text:span text:style-name="T7">&gt;&gt;&gt;</text:span>S <text:span text:style-name="T7">=</text:span> <text:span text:style-name="T39">'Abracadabra'</text:span></text:p>
              <text:p text:style-name="P11"><text:span text:style-name="T7">&gt;&gt;&gt;</text:span><text:span text:style-name="T1">print</text:span><text:span text:style-name="T4">(</text:span>S.<text:span text:style-name="T4">find(</text:span><text:span text:style-name="T39">'a'</text:span><text:span text:style-name="T7">,</text:span> <text:span text:style-name="T10">2</text:span><text:span text:style-name="T7">,</text:span> <text:span text:style-name="T10">8</text:span><text:span text:style-name="T4">))</text:span></text:p>
              <text:p text:style-name="P8">3</text:p>
              <text:p text:style-name="P11"><text:span text:style-name="T7">&gt;&gt;&gt;</text:span><text:span text:style-name="T1">print</text:span><text:span text:style-name="T4">(</text:span>S.<text:span text:style-name="T4">find(</text:span><text:span text:style-name="T39">'b'</text:span><text:span text:style-name="T7">,</text:span> <text:span text:style-name="T10">2</text:span><text:span text:style-name="T4">))</text:span></text:p>
              <text:p text:style-name="P20">8</text:p>
              <text:section text:style-name="Sect1" text:name="Раздел9">
                <text:p text:style-name="Text_20_body"><text:bookmark text:name="m_-3109823346308953345react-mathjax-preview_mr_css_attr1"/></text:p>
                <text:section text:style-name="Sect1" text:name="Раздел10">
                  <text:h text:style-name="Heading_20_3" text:outline-level="3"><text:bookmark text:name="m_-3109823346308953345react-mathjax-preview-result_mr_css_attr1"/><text:bookmark text:name="m_-3109823346308953345-code-class-python-style-font-family-monospace-count-code-_mr_css_attr"/>Метод count</text:h>
                  <text:p text:style-name="P31">Подсчитывает количество вхождений одной строки в другую строку. Простейшая форма вызова S.<text:span text:style-name="T4">count(</text:span>T<text:span text:style-name="T4">)</text:span> возвращает число вхождений строки T внутри строки S. При этом подсчитываются только непересекающиеся вхождения, например:</text:p>
                  <text:p text:style-name="P11"><text:span text:style-name="T7">&gt;&gt;&gt;</text:span>S <text:span text:style-name="T7">=</text:span> <text:span text:style-name="T39">'Abracadabra'</text:span></text:p>
                  <text:p text:style-name="P11"><text:span text:style-name="T7">&gt;&gt;&gt;</text:span><text:span text:style-name="T1">print</text:span><text:span text:style-name="T4">(</text:span>S.<text:span text:style-name="T4">count(</text:span><text:span text:style-name="T39">'a'</text:span><text:span text:style-name="T4">))</text:span></text:p>
                  <text:p text:style-name="P8">4</text:p>
                  <text:p text:style-name="P11"><text:soft-page-break/><text:span text:style-name="T7">&gt;&gt;&gt;</text:span><text:span text:style-name="T1">print</text:span><text:span text:style-name="T4">(</text:span>S.<text:span text:style-name="T4">count(</text:span><text:span text:style-name="T39">'ra'</text:span><text:span text:style-name="T4">))</text:span></text:p>
                  <text:p text:style-name="P20">2</text:p>
                  <text:p text:style-name="P11"><text:span text:style-name="T7">&gt;&gt;&gt;</text:span>S <text:span text:style-name="T7">=</text:span> <text:span text:style-name="T39">'aaaaaaa'</text:span></text:p>
                  <text:p text:style-name="P11"><text:span text:style-name="T7">&gt;&gt;&gt;</text:span><text:span text:style-name="T1">print</text:span><text:span text:style-name="T4">(</text:span>S.<text:span text:style-name="T4">count(</text:span><text:span text:style-name="T39">'aa'</text:span><text:span text:style-name="T4">))</text:span></text:p>
                  <text:p text:style-name="P20">3</text:p>
                  <text:p text:style-name="P31">При указании трёх параметров S.<text:span text:style-name="T4">count(</text:span>T<text:span text:style-name="T7">,</text:span> a<text:span text:style-name="T7">,</text:span> b<text:span text:style-name="T4">)</text:span>, будет выполнен подсчёт числа вхождений строки T в срез S<text:span text:style-name="T4">[</text:span>a : b<text:span text:style-name="T4">]</text:span>.</text:p>
                  <text:h text:style-name="P3" text:outline-level="3"><text:bookmark text:name="m_-3109823346308953345-code-class-python-style-font-family-monospace-replace-code-_mr_css_attr"/>Метод replace</text:h>
                  <text:p text:style-name="P31">Метод replace заменяет все вхождения одной строки на другую и возвращает полученную. При этом исходная строка не изменяется. Формат: S.<text:span text:style-name="T4">replace(</text:span>old<text:span text:style-name="T7">,</text:span> <text:span text:style-name="T41">new</text:span><text:span text:style-name="T4">)</text:span> — заменить в строке S все вхождения подстроки old на подстроку <text:span text:style-name="T41">new</text:span>. Пример:</text:p>
                  <text:p text:style-name="P11"><text:span text:style-name="T7">&gt;&gt;&gt;</text:span>S <text:span text:style-name="T7">=</text:span> <text:span text:style-name="T39">'Abracadabra'</text:span></text:p>
                  <text:p text:style-name="P11"><text:span text:style-name="T7">&gt;&gt;&gt;</text:span>t<text:span text:style-name="T7"> = </text:span>S.<text:span text:style-name="T4">replace(</text:span><text:span text:style-name="T39">'ra'</text:span><text:span text:style-name="T7">,</text:span> <text:span text:style-name="T39">'e'</text:span><text:span text:style-name="T4">)</text:span></text:p>
                  <text:p text:style-name="P11"><text:span text:style-name="T7">&gt;&gt;&gt;</text:span><text:span text:style-name="T1">print</text:span><text:span text:style-name="T4">(</text:span>t<text:span text:style-name="T4">)</text:span></text:p>
                  <text:p text:style-name="P25">'Abecadabe'</text:p>
                  <text:p text:style-name="P11"><text:span text:style-name="T7">&gt;&gt;&gt;</text:span><text:span text:style-name="T1">print</text:span><text:span text:style-name="T4">(</text:span>S.<text:span text:style-name="T4">replace(</text:span>'a'<text:span text:style-name="T7">,</text:span> 'A'<text:span text:style-name="T4">))</text:span></text:p>
                  <text:p text:style-name="P25">'AbeAcAdAbe'</text:p>
                  <text:p text:style-name="P31">C помощью метода replace можно изменить саму строку и удалить в ней все символы, равные некоторому, следующим образом:</text:p>
                  <text:p text:style-name="P11"><text:span text:style-name="T7">&gt;&gt;&gt;</text:span>S <text:span text:style-name="T7">=</text:span> <text:span text:style-name="T39">'Abracadabra'</text:span></text:p>
                  <text:p text:style-name="P11"><text:span text:style-name="T7">&gt;&gt;&gt;</text:span>S<text:span text:style-name="T7"> = </text:span>S.<text:span text:style-name="T4">replace(</text:span><text:span text:style-name="T39">'a'</text:span><text:span text:style-name="T7">,</text:span> <text:span text:style-name="T39">''</text:span><text:span text:style-name="T4">)</text:span></text:p>
                  <text:p text:style-name="P11"><text:span text:style-name="T7">&gt;&gt;&gt;</text:span><text:span text:style-name="T1">print</text:span><text:span text:style-name="T4">(</text:span>S<text:span text:style-name="T4">)</text:span></text:p>
                  <text:p text:style-name="P25">'Abrcdbr'</text:p>
                  <text:p text:style-name="P31">Если методу replace задать третий параметр num, то заменены будут не все вхождения, а только не больше чем первые <text:span text:style-name="T4">num</text:span> из них.</text:p>
                  <text:p text:style-name="P22">S.<text:span text:style-name="T4">replace(</text:span>old<text:span text:style-name="T7">,</text:span> <text:span text:style-name="T41">new</text:span><text:span text:style-name="T7">,</text:span> num<text:span text:style-name="T4">)</text:span></text:p>
                  <text:p text:style-name="P31">Например:</text:p>
                  <text:p text:style-name="P11"><text:span text:style-name="T7">&gt;&gt;&gt;</text:span>S <text:span text:style-name="T7">=</text:span><text:span text:style-name="T39">'Abracadabra'</text:span></text:p>
                  <text:p text:style-name="P14">&gt;&gt;&gt; <text:span text:style-name="T4">S</text:span>.<text:span text:style-name="T4">replace(</text:span><text:span text:style-name="T39">'a'</text:span>, <text:span text:style-name="T39">''</text:span>, <text:span text:style-name="T10">2</text:span><text:span text:style-name="T4">)</text:span></text:p>
                  <text:p text:style-name="P25">'Abrcdabra'</text:p>
                  <text:p text:style-name="P31">Точно так же как метод count, метод replace работает с непересекающимися шаблонами.</text:p>
                  <text:p text:style-name="P11"><text:span text:style-name="T7">&gt;&gt;&gt;</text:span>S <text:span text:style-name="T7">=</text:span> <text:span text:style-name="T39">'aa'</text:span></text:p>
                  <text:p text:style-name="P11"><text:span text:style-name="T7">&gt;&gt;&gt;</text:span>S.<text:span text:style-name="T4">replace(</text:span><text:span text:style-name="T39">'a'</text:span><text:span text:style-name="T7">,</text:span> <text:span text:style-name="T39">'aa'</text:span><text:span text:style-name="T4">)</text:span></text:p>
                  <text:p text:style-name="P25">'aaaa'</text:p>
                  <text:p text:style-name="P11"><text:soft-page-break/><text:span text:style-name="T7">&gt;&gt;&gt;</text:span>S <text:span text:style-name="T7">=</text:span> <text:span text:style-name="T39">'aaaaa'</text:span></text:p>
                  <text:p text:style-name="P11"><text:span text:style-name="T7">&gt;&gt;&gt;</text:span>S.<text:span text:style-name="T4">replace(</text:span><text:span text:style-name="T39">'aa'</text:span><text:span text:style-name="T7">,</text:span> <text:span text:style-name="T39">'a'</text:span><text:span text:style-name="T4">)</text:span></text:p>
                  <text:p text:style-name="P25">'aaa'</text:p>
                </text:section>
              </text:section>
            </text:section>
          </text:section>
        </text:section>
      </text:section>
      <text:p text:style-name="Standard"/>
      <text:p text:style-name="Standard"/>
      <text:h text:style-name="Heading_20_3" text:outline-level="3"><text:bookmark text:name="m_6994998783372893646-while_mr_css_attr"/>Цикл while</text:h>
      <text:p text:style-name="Text_20_body">Цикл <text:span text:style-name="T1">while</text:span> ("пока") — это так называемый цикл с условием или с предусловием.В цикле <text:span text:style-name="T1">for</text:span> мы явно указываем, какие значения будет принимать переменная i, например, <text:span text:style-name="T42">1</text:span> <text:span text:style-name="T43">&lt;=</text:span> i <text:span text:style-name="T43">&lt;=</text:span> <text:span text:style-name="T42">10</text:span>. В цикле <text:span text:style-name="T1">while</text:span> можно задавать более сложные условия, например, i <text:span text:style-name="T44">^</text:span> <text:span text:style-name="T42">2</text:span> <text:span text:style-name="T43">&lt;=</text:span> <text:span text:style-name="T42">10</text:span>, кроме того можно использовать логические операции "И", "ИЛИ" и т.д.</text:p>
      <text:p text:style-name="Text_20_body">Цикл <text:span text:style-name="T1">while</text:span> позволяет выполнить одну и ту же последовательность действий, пока проверяемое условие истинно. Условие записывается до тела цикла и проверяется до выполнения тела цикла. Как правило, цикл <text:span text:style-name="T1">while</text:span> используется, когда невозможно определить точное значение количества проходов исполнения цикла.</text:p>
      <text:p text:style-name="Text_20_body">Синтаксис цикла <text:span text:style-name="T1">while</text:span> в простейшем случае выглядит так:</text:p>
      <text:p text:style-name="P5"><text:span text:style-name="T1">while</text:span> условие:</text:p>
      <text:p text:style-name="P15"><text:s text:c="4"/><text:span text:style-name="T45">блок инструкций</text:span></text:p>
      <text:p text:style-name="Text_20_body">При выполнении цикла <text:span text:style-name="T1">while</text:span> сначала проверяется условие. Если оно ложно, то выполнение цикла прекращается, и управление передаётся на следующую инструкцию после тела цикла <text:span text:style-name="T1">while</text:span> . Если условие истинно, то выполняются все инструкции из блока, после чего условие проверяется снова, и снова выполняется блок инструкций. Так продолжается до тех пор, пока условие будет истинно. Как только условие становится ложным, работа цикла завершается, и управление передаётся следующей инструкции после цикла.</text:p>
      <text:p text:style-name="Text_20_body"><text:span text:style-name="Strong_20_Emphasis">Пример:</text:span></text:p>
      <text:p text:style-name="P38">Следующий фрагмент программы напечатает на экран всех целые числа, не превосходящие <text:bookmark text:name="m_6994998783372893646MathJax-Element-49-Frame_mr_css_attr"/><text:bookmark text:name="m_6994998783372893646MathJax-Span-160_mr_css_attr"/><text:bookmark text:name="m_6994998783372893646MathJax-Span-161_mr_css_attr"/><text:bookmark text:name="m_6994998783372893646MathJax-Span-162_mr_css_attr"/><text:span text:style-name="T28">𝑛</text:span><text:span text:style-name="T27">n</text:span>, и их сумму:</text:p>
      <text:p text:style-name="P5">s <text:span text:style-name="T7">=</text:span> <text:span text:style-name="T10">0</text:span></text:p>
      <text:p text:style-name="P5">i <text:span text:style-name="T7">=</text:span> <text:span text:style-name="T10">1</text:span></text:p>
      <text:p text:style-name="P5"><text:span text:style-name="T1">while</text:span> i <text:span text:style-name="T7">&lt;=</text:span> n:</text:p>
      <text:p text:style-name="Preformatted_20_Text"><text:s text:c="4"/><text:span text:style-name="T3">print</text:span><text:span text:style-name="T5">(</text:span><text:span text:style-name="T45">i</text:span><text:span text:style-name="T5">)</text:span></text:p>
      <text:p text:style-name="Preformatted_20_Text"><text:s text:c="4"/><text:span text:style-name="T45">s +</text:span><text:span text:style-name="T8">=</text:span><text:span text:style-name="T45"> </text:span><text:span text:style-name="T5">i</text:span></text:p>
      <text:p text:style-name="Preformatted_20_Text"><text:s text:c="4"/><text:span text:style-name="T45">i +</text:span><text:span text:style-name="T8">=</text:span><text:span text:style-name="T45"> </text:span><text:span text:style-name="T11">1</text:span></text:p>
      <text:p text:style-name="P15"/>
      <text:p text:style-name="Text_20_body"><text:span text:style-name="Strong_20_Emphasis">Пример:</text:span></text:p>
      <text:p text:style-name="P38">C предыдущей задачей однако мог бы справиться и цикл <text:span text:style-name="T1">for</text:span> . Рассмотрим более сложную задачу, с которой <text:span text:style-name="T1">for</text:span> уже не справится: вывести на экран все степени двойки, не превосходящие <text:bookmark text:name="m_6994998783372893646MathJax-Element-50-Frame_mr_css_attr"/><text:bookmark text:name="m_6994998783372893646MathJax-Span-163_mr_css_attr"/><text:bookmark text:name="m_6994998783372893646MathJax-Span-164_mr_css_attr"/><text:bookmark text:name="m_6994998783372893646MathJax-Span-165_mr_css_attr"/><text:span text:style-name="T29">100</text:span><text:span text:style-name="T27">100</text:span>. Её также удобно решать с помощью цикла <text:span text:style-name="T1">while</text:span>.</text:p>
      <text:p text:style-name="P5">i <text:span text:style-name="T7">=</text:span> <text:span text:style-name="T10">1</text:span></text:p>
      <text:p text:style-name="P5"><text:span text:style-name="T1">while</text:span> i <text:span text:style-name="T7">&lt;=</text:span> <text:span text:style-name="T10">100</text:span>:</text:p>
      <text:p text:style-name="Preformatted_20_Text"><text:s text:c="4"/><text:span text:style-name="T3">print</text:span><text:span text:style-name="T5">(</text:span><text:span text:style-name="T45">i</text:span><text:span text:style-name="T5">)</text:span></text:p>
      <text:p text:style-name="Preformatted_20_Text"><text:s text:c="4"/><text:span text:style-name="T45">i *</text:span><text:span text:style-name="T8">=</text:span><text:span text:style-name="T45"> </text:span><text:span text:style-name="T11">2</text:span></text:p>
      <text:p text:style-name="P15"><text:soft-page-break/> </text:p>
      <text:p text:style-name="P38">После окончания цикла значение i будет уже больше, чем <text:bookmark text:name="m_6994998783372893646MathJax-Element-51-Frame_mr_css_attr"/><text:bookmark text:name="m_6994998783372893646MathJax-Span-166_mr_css_attr"/><text:bookmark text:name="m_6994998783372893646MathJax-Span-167_mr_css_attr"/><text:bookmark text:name="m_6994998783372893646MathJax-Span-168_mr_css_attr"/><text:span text:style-name="T29">100</text:span><text:span text:style-name="T27">100</text:span>, иначе цикл бы продолжился. Последнее напечатанное значение будет соответственно равно <text:bookmark text:name="m_6994998783372893646MathJax-Element-52-Frame_mr_css_attr"/><text:bookmark text:name="m_6994998783372893646MathJax-Span-169_mr_css_attr"/><text:bookmark text:name="m_6994998783372893646MathJax-Span-170_mr_css_attr"/><text:bookmark text:name="m_6994998783372893646MathJax-Span-171_mr_css_attr"/><text:span text:style-name="T29">64.</text:span><text:span text:style-name="T27">64.</text:span></text:p>
      <text:p text:style-name="Text_20_body"><text:span text:style-name="Strong_20_Emphasis">Пример:</text:span></text:p>
      <text:p text:style-name="P38">Немного изменим задачу: найдём максимальную степень двойки, не превосходящую <text:bookmark text:name="m_6994998783372893646MathJax-Element-53-Frame_mr_css_attr"/><text:bookmark text:name="m_6994998783372893646MathJax-Span-172_mr_css_attr"/><text:bookmark text:name="m_6994998783372893646MathJax-Span-173_mr_css_attr"/><text:bookmark text:name="m_6994998783372893646MathJax-Span-174_mr_css_attr"/><text:span text:style-name="T29">100</text:span><text:span text:style-name="T27">100</text:span>.</text:p>
      <text:p text:style-name="P5">p <text:span text:style-name="T7">=</text:span> <text:span text:style-name="T10">1</text:span></text:p>
      <text:p text:style-name="P5"><text:span text:style-name="T1">while</text:span> p * <text:span text:style-name="T10">2</text:span> <text:span text:style-name="T7">&lt;=</text:span> 100:</text:p>
      <text:p text:style-name="Preformatted_20_Text"><text:s text:c="4"/><text:span text:style-name="T45">p *</text:span><text:span text:style-name="T8">=</text:span><text:span text:style-name="T45"> </text:span><text:span text:style-name="T11">2</text:span></text:p>
      <text:p text:style-name="P16"><text:span text:style-name="T1">print</text:span><text:span text:style-name="T4">(</text:span>p<text:span text:style-name="T4">)</text:span></text:p>
      <text:p text:style-name="P38">После окончания цикла значение переменной p будет максимальной степенью двойки, не превосходящей <text:bookmark text:name="m_6994998783372893646MathJax-Element-54-Frame_mr_css_attr"/><text:bookmark text:name="m_6994998783372893646MathJax-Span-175_mr_css_attr"/><text:bookmark text:name="m_6994998783372893646MathJax-Span-176_mr_css_attr"/><text:bookmark text:name="m_6994998783372893646MathJax-Span-177_mr_css_attr"/><text:span text:style-name="T29">100</text:span><text:span text:style-name="T27">100</text:span>, потому что на следующем шаге условие уже не будет выполняться.</text:p>
      <text:p text:style-name="Text_20_body"><text:span text:style-name="Strong_20_Emphasis">Пример:</text:span></text:p>
      <text:p text:style-name="P38">Вот еще один пример использования цикла <text:span text:style-name="T1">while</text:span> для определения количества цифр натурального числа <text:bookmark text:name="m_6994998783372893646MathJax-Element-55-Frame_mr_css_attr"/><text:bookmark text:name="m_6994998783372893646MathJax-Span-178_mr_css_attr"/><text:bookmark text:name="m_6994998783372893646MathJax-Span-179_mr_css_attr"/><text:bookmark text:name="m_6994998783372893646MathJax-Span-180_mr_css_attr"/><text:span text:style-name="T28">𝑛</text:span><text:span text:style-name="T27">n</text:span> и их суммы:</text:p>
      <text:p text:style-name="P5">s <text:span text:style-name="T7">=</text:span><text:span text:style-name="T10"> 0</text:span></text:p>
      <text:p text:style-name="P5">n <text:span text:style-name="T7">=</text:span> <text:span text:style-name="T37">int</text:span><text:span text:style-name="T4">(</text:span><text:span text:style-name="T37">input</text:span><text:span text:style-name="T4">())</text:span></text:p>
      <text:p text:style-name="P5">count <text:span text:style-name="T7">=</text:span> <text:span text:style-name="T10">0</text:span></text:p>
      <text:p text:style-name="P5"><text:span text:style-name="T1">while</text:span> n <text:span text:style-name="T7">&gt;</text:span> <text:span text:style-name="T10">0</text:span>:</text:p>
      <text:p text:style-name="Preformatted_20_Text"><text:s text:c="4"/><text:span text:style-name="T45">count +</text:span><text:span text:style-name="T8">=</text:span><text:span text:style-name="T45"> </text:span><text:span text:style-name="T11">1</text:span></text:p>
      <text:p text:style-name="Preformatted_20_Text"><text:s text:c="4"/><text:span text:style-name="T45">s +</text:span><text:span text:style-name="T8">=</text:span><text:span text:style-name="T45"> n % </text:span><text:span text:style-name="T11">10</text:span></text:p>
      <text:p text:style-name="Preformatted_20_Text"><text:s text:c="4"/><text:span text:style-name="T45">n //</text:span><text:span text:style-name="T8">=</text:span><text:span text:style-name="T45"> </text:span><text:span text:style-name="T11">10</text:span></text:p>
      <text:p text:style-name="P5"><text:span text:style-name="T1">print</text:span><text:span text:style-name="T4">(</text:span>count<text:span text:style-name="T4">)</text:span></text:p>
      <text:p text:style-name="P16"><text:span text:style-name="T1">print</text:span><text:span text:style-name="T4">(</text:span>s<text:span text:style-name="T4">)</text:span></text:p>
      <text:p text:style-name="P38">В этом цикле мы отбрасываем по одной цифре числа, начиная с конца, что эквивалентно целочисленному делению на <text:bookmark text:name="m_6994998783372893646MathJax-Element-56-Frame_mr_css_attr"/><text:bookmark text:name="m_6994998783372893646MathJax-Span-181_mr_css_attr"/><text:bookmark text:name="m_6994998783372893646MathJax-Span-182_mr_css_attr"/><text:bookmark text:name="m_6994998783372893646MathJax-Span-183_mr_css_attr"/><text:span text:style-name="T29">10</text:span> (n //<text:span text:style-name="T7">=</text:span> <text:span text:style-name="T10">10</text:span>), при этом считаем в переменной count, сколько раз это было сделано, а в переменной s — сумму отброшенных цифр.</text:p>
      <text:section text:style-name="Sect1" text:name="m_6994998783372893646react-mathjax-preview_mr_css_attr">
        <text:p text:style-name="Text_20_body"/>
        <text:section text:style-name="Sect1" text:name="m_6994998783372893646react-mathjax-preview-result_mr_css_attr">
          <text:h text:style-name="Heading_20_3" text:outline-level="3"><text:bookmark text:name="m_6994998783372893646-_mr_css_attr"/>Обработка последовательностей неизвестной длины</text:h>
          <text:p text:style-name="P28">С помощью цикла <text:span text:style-name="T1">for</text:span> мы могли решать задачи, обрабатывающие последовательности числовых данных, например, посчитать сумму или произведение элементов некоторой последовательности с известным числом элементов.</text:p>
          <text:p text:style-name="P28">Однако бывают случаи, когда заранее неизвестно число элементов последовательности, а ввод ограничен тем или иным образом. С использованием цикла <text:span text:style-name="T1">while</text:span> можно решать задачи для этого случая. Рассмотрим пример такой задачи.</text:p>
          <text:p text:style-name="Text_20_body"><text:span text:style-name="Strong_20_Emphasis"><text:span text:style-name="T13">Пример:</text:span></text:span></text:p>
          <text:p text:style-name="P28"><text:soft-page-break/>Дана последовательность натуральных чисел, заканчивающаяся нулем. Требуется найти произведение и количество этих чисел (ноль не должен участвовать в нахождении произведения).</text:p>
          <text:p text:style-name="P28">Решение может выглядеть так:</text:p>
          <text:p text:style-name="P10">count <text:span text:style-name="T7">=</text:span><text:span text:style-name="T10"> 0</text:span></text:p>
          <text:p text:style-name="P10">prod <text:span text:style-name="T7">=</text:span><text:span text:style-name="T10"> 1</text:span></text:p>
          <text:p text:style-name="P10">elem <text:span text:style-name="T7">=</text:span> <text:span text:style-name="T37">int</text:span><text:span text:style-name="T4">(</text:span><text:span text:style-name="T37">input</text:span><text:span text:style-name="T4">())</text:span></text:p>
          <text:p text:style-name="P10"><text:span text:style-name="T1">while</text:span> elem <text:span text:style-name="T7">!=</text:span> <text:span text:style-name="T10">0</text:span>:</text:p>
          <text:p text:style-name="P12"><text:s text:c="4"/><text:span text:style-name="T46">count +</text:span><text:span text:style-name="T9">=</text:span><text:span text:style-name="T46"> </text:span><text:span text:style-name="T12">1</text:span></text:p>
          <text:p text:style-name="P12"><text:s text:c="4"/><text:span text:style-name="T46">prod *</text:span><text:span text:style-name="T9">=</text:span><text:span text:style-name="T46"> elem</text:span></text:p>
          <text:p text:style-name="P12"><text:s text:c="4"/><text:span text:style-name="T46">elem </text:span><text:span text:style-name="T9">=</text:span><text:span text:style-name="T46"> </text:span><text:span text:style-name="T38">int</text:span><text:span text:style-name="T6">(</text:span><text:span text:style-name="T38">input</text:span><text:span text:style-name="T6">())</text:span></text:p>
          <text:p text:style-name="P10"><text:span text:style-name="T1">print</text:span><text:span text:style-name="T4">(</text:span>prod<text:span text:style-name="T4">)</text:span></text:p>
          <text:p text:style-name="P21"><text:span text:style-name="T1">print</text:span><text:span text:style-name="T4">(</text:span>count<text:span text:style-name="T4">)</text:span></text:p>
          <text:p text:style-name="P28">Рассмотрим более сложную задачу.</text:p>
          <text:p text:style-name="Text_20_body"><text:span text:style-name="Strong_20_Emphasis"><text:span text:style-name="T13">Пример:</text:span></text:span></text:p>
          <text:p text:style-name="P28">Дана последовательность неизвестной длины, требуется вывести первое число, которое встречается два раза подряд. Гарантируется, что такое число существует.</text:p>
          <text:p text:style-name="P28">Для решения задачи потребуется хранить не только текущее считанное значение, но и предыдущее:</text:p>
          <text:p text:style-name="P10">prev <text:span text:style-name="T7">=</text:span> <text:span text:style-name="T37">int</text:span><text:span text:style-name="T4">(</text:span><text:span text:style-name="T37">input</text:span><text:span text:style-name="T4">())</text:span></text:p>
          <text:p text:style-name="P10">elem <text:span text:style-name="T7">=</text:span> <text:span text:style-name="T37">int</text:span><text:span text:style-name="T4">(</text:span><text:span text:style-name="T37">input</text:span><text:span text:style-name="T4">())</text:span></text:p>
          <text:p text:style-name="P10"><text:span text:style-name="T1">while</text:span> elem <text:span text:style-name="T7">!=</text:span> prev:</text:p>
          <text:p text:style-name="P12"><text:s text:c="4"/><text:span text:style-name="T46">prev </text:span><text:span text:style-name="T9">=</text:span><text:span text:style-name="T46"> elem</text:span></text:p>
          <text:p text:style-name="P12"><text:s text:c="4"/><text:span text:style-name="T46">elem </text:span><text:span text:style-name="T9">=</text:span><text:span text:style-name="T46"> </text:span><text:span text:style-name="T38">int</text:span><text:span text:style-name="T6">(</text:span><text:span text:style-name="T38">input</text:span><text:span text:style-name="T6">())</text:span></text:p>
          <text:p text:style-name="P21"><text:span text:style-name="T1">print</text:span><text:span text:style-name="T4">(</text:span>elem<text:span text:style-name="T4">)</text:span></text:p>
        </text:section>
      </text:section>
      <text:h text:style-name="Heading_20_3" text:outline-level="3"><text:bookmark text:name="m_5794782502740945955-_mr_css_attr"/>Цикл с параметром</text:h>
      <text:p text:style-name="Text_20_body">Все программы, которые мы писали ранее, представляли собой последовательность инструкций, которую нельзя было повторить несколько раз для разных значений. Однако используя цикл <text:span text:style-name="T1">for</text:span>, этого можно добиться.</text:p>
      <text:p text:style-name="Text_20_body">Цикл <text:span text:style-name="T1">for</text:span>, также называемый циклом с параметром, в языке Python богат возможностями. В цикле <text:span text:style-name="T1">for</text:span> указывается переменная и множество значений, по которому будет пробегать переменная. Множество значений может быть задано списком.</text:p>
      <text:p text:style-name="Text_20_body"><text:span text:style-name="Strong_20_Emphasis">Пример:</text:span></text:p>
      <text:p text:style-name="P5"><text:span text:style-name="T1">for</text:span> color <text:span text:style-name="T1">in</text:span> <text:span text:style-name="T39">'red'</text:span><text:span text:style-name="T7">,</text:span> <text:span text:style-name="T39">'green'</text:span><text:span text:style-name="T7">,</text:span> <text:span text:style-name="T39">'blue':</text:span> </text:p>
      <text:p text:style-name="P15"><text:s text:c="4"/><text:span text:style-name="T3">print</text:span><text:span text:style-name="T5">(</text:span><text:span text:style-name="T45">color</text:span><text:span text:style-name="T5">)</text:span></text:p>
      <text:p text:style-name="Text_20_body">В этом примере в качестве множества значений используется список цветов. Переменная <text:span text:style-name="T4">color</text:span> последователь <text:span text:style-name="T39">'red'</text:span>, <text:span text:style-name="T39">'green'</text:span>, <text:span text:style-name="T39">'</text:span>.</text:p>
      <text:p text:style-name="Text_20_body"><text:soft-page-break/><text:span text:style-name="Strong_20_Emphasis">Пример:</text:span></text:p>
      <text:p text:style-name="Text_20_body">Выведем на экран квадраты первых пяти простых чисел.</text:p>
      <text:p text:style-name="P5"><text:span text:style-name="T1">for</text:span> i <text:span text:style-name="T1">in</text:span> <text:span text:style-name="T10">2</text:span><text:span text:style-name="T7">,</text:span> <text:span text:style-name="T10">3</text:span><text:span text:style-name="T7">,</text:span> <text:span text:style-name="T10">5</text:span><text:span text:style-name="T7">,</text:span> <text:span text:style-name="T10">7</text:span><text:span text:style-name="T7">,</text:span> <text:span text:style-name="T10">11</text:span>:</text:p>
      <text:p text:style-name="P15"><text:s text:c="4"/><text:span text:style-name="T3">print</text:span><text:span text:style-name="T5">(</text:span><text:span text:style-name="T45">i ** </text:span><text:span text:style-name="T11">2</text:span><text:span text:style-name="T5">)</text:span></text:p>
      <text:section text:style-name="Sect1" text:name="m_5794782502740945955react-mathjax-preview_mr_css_attr">
        <text:p text:style-name="Text_20_body"/>
        <text:section text:style-name="Sect1" text:name="m_5794782502740945955react-mathjax-preview-result_mr_css_attr">
          <text:h text:style-name="Heading_20_3" text:outline-level="3"><text:bookmark text:name="m_5794782502740945955-range-_mr_css_attr"/>Функция range()</text:h>
          <text:p text:style-name="P28">Как правило, при использовании цикла <text:span text:style-name="T1">for</text:span> необходимо, чтобы переменная принимала значения от некоторого начального значения до некоторого конечного. Чтобы реализовать это, удобно использовать функцию <text:span text:style-name="T37">range</text:span>().</text:p>
          <text:p text:style-name="Text_20_body"><text:span text:style-name="Strong_20_Emphasis"><text:span text:style-name="T13">Пример:</text:span></text:span></text:p>
          <text:p text:style-name="P35">Чтобы вывести на экран числа от <text:bookmark text:name="m_5794782502740945955MathJax-Element-24-Frame_mr_css_attr"/><text:bookmark text:name="m_5794782502740945955MathJax-Span-75_mr_css_attr"/><text:bookmark text:name="m_5794782502740945955MathJax-Span-76_mr_css_attr"/><text:bookmark text:name="m_5794782502740945955MathJax-Span-77_mr_css_attr"/><text:span text:style-name="T33">0</text:span><text:span text:style-name="T31">0</text:span> до <text:bookmark text:name="m_5794782502740945955MathJax-Element-25-Frame_mr_css_attr"/><text:bookmark text:name="m_5794782502740945955MathJax-Span-78_mr_css_attr"/><text:bookmark text:name="m_5794782502740945955MathJax-Span-79_mr_css_attr"/><text:bookmark text:name="m_5794782502740945955MathJax-Span-80_mr_css_attr"/><text:span text:style-name="T31">𝑛</text:span><text:bookmark text:name="m_5794782502740945955MathJax-Span-81_mr_css_attr"/><text:span text:style-name="T31">−</text:span><text:bookmark text:name="m_5794782502740945955MathJax-Span-82_mr_css_attr"/><text:span text:style-name="T33">1</text:span><text:span text:style-name="T31">n−1</text:span>, можно использовать цикл <text:span text:style-name="T1">for</text:span> вместе с функцией <text:span text:style-name="T37">range</text:span>():</text:p>
          <text:p text:style-name="P10"><text:span text:style-name="T1">for</text:span> i <text:span text:style-name="T1">in</text:span> <text:span text:style-name="T37">range</text:span><text:span text:style-name="T4">(n)</text:span>:</text:p>
          <text:p text:style-name="P23"><text:s text:c="4"/><text:span text:style-name="T2">print</text:span><text:span text:style-name="T6">(</text:span><text:span text:style-name="T46">i</text:span><text:span text:style-name="T6">)</text:span></text:p>
          <text:p text:style-name="P28">В качестве <text:span text:style-name="T4">n</text:span> может использоваться числовая константа или переменная. Если значение <text:span text:style-name="T4">n</text:span> равно нулю или отрицательное, то тело цикла не выполнится ни разу.</text:p>
          <text:h text:style-name="P2" text:outline-level="3"><text:bookmark text:name="m_5794782502740945955-range-_mr_css_attr1"/>Функция range() с двумя параметрами</text:h>
          <text:p text:style-name="P35">Если требуется задать цикл от некоторого числа <text:bookmark text:name="m_5794782502740945955MathJax-Element-26-Frame_mr_css_attr"/><text:bookmark text:name="m_5794782502740945955MathJax-Span-83_mr_css_attr"/><text:bookmark text:name="m_5794782502740945955MathJax-Span-84_mr_css_attr"/><text:bookmark text:name="m_5794782502740945955MathJax-Span-85_mr_css_attr"/><text:span text:style-name="T31">𝑎a</text:span> до некоторого числа <text:bookmark text:name="m_5794782502740945955MathJax-Element-27-Frame_mr_css_attr"/><text:bookmark text:name="m_5794782502740945955MathJax-Span-86_mr_css_attr"/><text:bookmark text:name="m_5794782502740945955MathJax-Span-87_mr_css_attr"/><text:bookmark text:name="m_5794782502740945955MathJax-Span-88_mr_css_attr"/><text:span text:style-name="T31">𝑏b</text:span>, то можно использовать функцию <text:span text:style-name="T37">range</text:span>() с двумя параметрами:</text:p>
          <text:p text:style-name="P10"><text:span text:style-name="T1">for</text:span> i <text:span text:style-name="T1">in</text:span> <text:span text:style-name="T37">range</text:span><text:span text:style-name="T4">(</text:span>a<text:span text:style-name="T7">,</text:span> b<text:span text:style-name="T4">)</text:span>:</text:p>
          <text:p text:style-name="P23"><text:s text:c="4"/><text:span text:style-name="T2">print</text:span><text:span text:style-name="T6">(</text:span><text:span text:style-name="T46">i</text:span><text:span text:style-name="T6">)</text:span></text:p>
          <text:p text:style-name="P35">Индексная переменная <text:span text:style-name="T4">i</text:span> будет принимать значения от <text:bookmark text:name="m_5794782502740945955MathJax-Element-28-Frame_mr_css_attr"/><text:bookmark text:name="m_5794782502740945955MathJax-Span-89_mr_css_attr"/><text:bookmark text:name="m_5794782502740945955MathJax-Span-90_mr_css_attr"/><text:bookmark text:name="m_5794782502740945955MathJax-Span-91_mr_css_attr"/><text:span text:style-name="T31">𝑎a</text:span> до <text:bookmark text:name="m_5794782502740945955MathJax-Element-29-Frame_mr_css_attr"/><text:bookmark text:name="m_5794782502740945955MathJax-Span-92_mr_css_attr"/><text:bookmark text:name="m_5794782502740945955MathJax-Span-93_mr_css_attr"/><text:bookmark text:name="m_5794782502740945955MathJax-Span-94_mr_css_attr"/><text:span text:style-name="T31">𝑏</text:span><text:bookmark text:name="m_5794782502740945955MathJax-Span-95_mr_css_attr"/><text:span text:style-name="T31">−</text:span><text:bookmark text:name="m_5794782502740945955MathJax-Span-96_mr_css_attr"/><text:span text:style-name="T33">1</text:span><text:span text:style-name="T31">b−1</text:span>, то есть первый параметр функции <text:span text:style-name="T37">range</text:span>(), вызываемой с двумя параметрами, задаёт начальное значение индексной переменной, а второй параметр — значение, которое индексная переменная принимать не будет. Если же <text:bookmark text:name="m_5794782502740945955MathJax-Element-30-Frame_mr_css_attr"/><text:bookmark text:name="m_5794782502740945955MathJax-Span-97_mr_css_attr"/><text:bookmark text:name="m_5794782502740945955MathJax-Span-98_mr_css_attr"/><text:bookmark text:name="m_5794782502740945955MathJax-Span-99_mr_css_attr"/><text:span text:style-name="T31">𝑏</text:span><text:bookmark text:name="m_5794782502740945955MathJax-Span-100_mr_css_attr"/><text:span text:style-name="T31">≤</text:span><text:bookmark text:name="m_5794782502740945955MathJax-Span-101_mr_css_attr"/><text:span text:style-name="T31">𝑎b≤a</text:span>, то цикл не будет выполнен ни разу.</text:p>
          <text:p text:style-name="Text_20_body"><text:span text:style-name="Strong_20_Emphasis"><text:span text:style-name="T13">Пример:</text:span></text:span></text:p>
          <text:p text:style-name="P35">Чтобы просуммировать значения чисел от <text:bookmark text:name="m_5794782502740945955MathJax-Element-31-Frame_mr_css_attr"/><text:bookmark text:name="m_5794782502740945955MathJax-Span-102_mr_css_attr"/><text:bookmark text:name="m_5794782502740945955MathJax-Span-103_mr_css_attr"/><text:bookmark text:name="m_5794782502740945955MathJax-Span-104_mr_css_attr"/><text:span text:style-name="T31">𝑎a</text:span> до <text:bookmark text:name="m_5794782502740945955MathJax-Element-32-Frame_mr_css_attr"/><text:bookmark text:name="m_5794782502740945955MathJax-Span-105_mr_css_attr"/><text:bookmark text:name="m_5794782502740945955MathJax-Span-106_mr_css_attr"/><text:bookmark text:name="m_5794782502740945955MathJax-Span-107_mr_css_attr"/><text:span text:style-name="T31">𝑏b</text:span> можно воспользоваться следующей программой:</text:p>
          <text:p text:style-name="P10"><text:span text:style-name="T37">s</text:span> <text:span text:style-name="T7">=</text:span> <text:span text:style-name="T10">0</text:span></text:p>
          <text:p text:style-name="P10"><text:span text:style-name="T1">for</text:span> i <text:span text:style-name="T1">in</text:span> <text:span text:style-name="T37">range</text:span><text:span text:style-name="T4">(</text:span>a<text:span text:style-name="T7">,</text:span> b<text:span text:style-name="T4">)</text:span>:</text:p>
          <text:p text:style-name="P23"><text:s text:c="4"/><text:span text:style-name="T38">s</text:span><text:span text:style-name="T46"> +</text:span><text:span text:style-name="T9">=</text:span><text:span text:style-name="T46"> i</text:span></text:p>
          <text:p text:style-name="P35"><text:soft-page-break/>В этом примере переменная <text:span text:style-name="T4">i</text:span> принимает значения от <text:bookmark text:name="m_5794782502740945955MathJax-Element-33-Frame_mr_css_attr"/><text:bookmark text:name="m_5794782502740945955MathJax-Span-108_mr_css_attr"/><text:bookmark text:name="m_5794782502740945955MathJax-Span-109_mr_css_attr"/><text:bookmark text:name="m_5794782502740945955MathJax-Span-110_mr_css_attr"/><text:span text:style-name="T31">𝑎a</text:span> до <text:bookmark text:name="m_5794782502740945955MathJax-Element-34-Frame_mr_css_attr"/><text:bookmark text:name="m_5794782502740945955MathJax-Span-111_mr_css_attr"/><text:bookmark text:name="m_5794782502740945955MathJax-Span-112_mr_css_attr"/><text:bookmark text:name="m_5794782502740945955MathJax-Span-113_mr_css_attr"/><text:span text:style-name="T31">𝑏</text:span><text:bookmark text:name="m_5794782502740945955MathJax-Span-114_mr_css_attr"/><text:span text:style-name="T31">−</text:span><text:bookmark text:name="m_5794782502740945955MathJax-Span-115_mr_css_attr"/><text:span text:style-name="T33">1</text:span><text:span text:style-name="T31">b−1</text:span>, и значение переменной <text:span text:style-name="T4">s</text:span> последовательно увеличивается на указанные значения.</text:p>
          <text:h text:style-name="P2" text:outline-level="3"><text:bookmark text:name="m_5794782502740945955-range-_mr_css_attr2"/>Функция range() с тремя параметрами</text:h>
          <text:p text:style-name="P28">Наконец, чтобы организовать цикл, в котором индексная переменная будет уменьшаться, необходимо использовать функцию <text:span text:style-name="T37">range</text:span> с тремя параметрами. Первый параметр задает начальное значение индексной переменной, второй параметр — значение, до которого будет изменяться индексная переменная (не включая его!), а третий параметр — величину изменения индексной переменной.</text:p>
          <text:p text:style-name="P28">Более формально, цикл <text:span text:style-name="T1">for</text:span> i <text:span text:style-name="T1">in</text:span> <text:span text:style-name="T37">range</text:span><text:span text:style-name="T4">(</text:span>a<text:span text:style-name="T7">,</text:span> b<text:span text:style-name="T7">,</text:span> d<text:span text:style-name="T4">)</text:span> п d <text:span text:style-name="T7">&gt;</text:span> <text:span text:style-name="T10">0</text:span> задает значения индексной переменной i <text:span text:style-name="T7">=</text:span> a<text:span text:style-name="T7">,</text:span> i <text:span text:style-name="T7">=</text:span> a + d<text:span text:style-name="T7">,</text:span> i <text:span text:style-name="T7">=</text:span> a + <text:span text:style-name="T10">2</text:span> * d и так для всех значений, для которых i <text:span text:style-name="T7">&lt;</text:span> <text:span text:style-name="T4">b</text:span>.</text:p>
          <text:p text:style-name="P28">Если же d <text:span text:style-name="T7">&lt;</text:span> <text:span text:style-name="T10">0</text:span>, то переменная цикла принимает значения i <text:span text:style-name="T7">=</text:span> a<text:span text:style-name="T7">,</text:span> i <text:span text:style-name="T7">=</text:span> a - |d|<text:span text:style-name="T7">,</text:span> i <text:span text:style-name="T7">=</text:span> a - <text:span text:style-name="T10">2</text:span> * |d| и так для всех значений, для которых i <text:span text:style-name="T7">&gt;</text:span> <text:span text:style-name="T4">b</text:span>.</text:p>
          <text:p text:style-name="Text_20_body"><text:span text:style-name="Strong_20_Emphasis"><text:span text:style-name="T13">Пример:</text:span></text:span></text:p>
          <text:p text:style-name="P35">Cделать цикл по всем числам от <text:bookmark text:name="m_5794782502740945955MathJax-Element-35-Frame_mr_css_attr"/><text:bookmark text:name="m_5794782502740945955MathJax-Span-116_mr_css_attr"/><text:bookmark text:name="m_5794782502740945955MathJax-Span-117_mr_css_attr"/><text:bookmark text:name="m_5794782502740945955MathJax-Span-118_mr_css_attr"/><text:span text:style-name="T33">100</text:span><text:span text:style-name="T31">100</text:span> до <text:bookmark text:name="m_5794782502740945955MathJax-Element-36-Frame_mr_css_attr"/><text:bookmark text:name="m_5794782502740945955MathJax-Span-119_mr_css_attr"/><text:bookmark text:name="m_5794782502740945955MathJax-Span-120_mr_css_attr"/><text:bookmark text:name="m_5794782502740945955MathJax-Span-121_mr_css_attr"/><text:span text:style-name="T33">1</text:span><text:span text:style-name="T31">1</text:span> можно при помощи следующей команды</text:p>
          <text:p text:style-name="P21"><text:span text:style-name="T37">range</text:span><text:span text:style-name="T4">(</text:span><text:span text:style-name="T10">100</text:span><text:span text:style-name="T7">,</text:span> <text:span text:style-name="T10">0</text:span><text:span text:style-name="T7">,</text:span> -<text:span text:style-name="T10">1</text:span><text:span text:style-name="T4">)</text:span></text:p>
          <text:section text:style-name="Sect1" text:name="Раздел11">
            <text:p text:style-name="Text_20_body"><text:bookmark text:name="m_5794782502740945955react-mathjax-preview_mr_css_attr"/></text:p>
            <text:section text:style-name="Sect1" text:name="Раздел12">
              <text:p text:style-name="Text_20_body"><text:bookmark text:name="m_5794782502740945955react-mathjax-preview-result_mr_css_attr"/>Рассмотрим варианты применения цикла <text:span text:style-name="T1">for</text:span> на примерах задач.</text:p>
              <text:h text:style-name="P2" text:outline-level="3"><text:bookmark text:name="m_5794782502740945955-_mr_css_attr1"/>Задача. Числа, не делящиеся на три</text:h>
              <text:p text:style-name="P35">Выведите все числа от <text:bookmark text:name="m_5794782502740945955MathJax-Element-37-Frame_mr_css_attr"/><text:bookmark text:name="m_5794782502740945955MathJax-Span-122_mr_css_attr"/><text:bookmark text:name="m_5794782502740945955MathJax-Span-123_mr_css_attr"/><text:bookmark text:name="m_5794782502740945955MathJax-Span-124_mr_css_attr"/><text:span text:style-name="T33">1</text:span><text:span text:style-name="T31">1</text:span> до <text:bookmark text:name="m_5794782502740945955MathJax-Element-38-Frame_mr_css_attr"/><text:bookmark text:name="m_5794782502740945955MathJax-Span-125_mr_css_attr"/><text:bookmark text:name="m_5794782502740945955MathJax-Span-126_mr_css_attr"/><text:bookmark text:name="m_5794782502740945955MathJax-Span-127_mr_css_attr"/><text:span text:style-name="T33">99</text:span><text:span text:style-name="T31">99</text:span>, которые не делятся на <text:bookmark text:name="m_5794782502740945955MathJax-Element-39-Frame_mr_css_attr"/><text:bookmark text:name="m_5794782502740945955MathJax-Span-128_mr_css_attr"/><text:bookmark text:name="m_5794782502740945955MathJax-Span-129_mr_css_attr"/><text:bookmark text:name="m_5794782502740945955MathJax-Span-130_mr_css_attr"/><text:span text:style-name="T33">3</text:span><text:span text:style-name="T31">3</text:span>.</text:p>
              <text:p text:style-name="Text_20_body"><text:span text:style-name="Strong_20_Emphasis"><text:span text:style-name="T13">Решение</text:span></text:span></text:p>
              <text:p text:style-name="P10"><text:span text:style-name="T1">for</text:span> i <text:span text:style-name="T1">in</text:span> <text:span text:style-name="T37">range</text:span><text:span text:style-name="T4">(</text:span><text:span text:style-name="T10">1</text:span><text:span text:style-name="T7">,</text:span> <text:span text:style-name="T10">100</text:span><text:span text:style-name="T4">)</text:span>:</text:p>
              <text:p text:style-name="P12"><text:s text:c="4"/><text:span text:style-name="T2">if</text:span><text:span text:style-name="T46"> i % </text:span><text:span text:style-name="T12">3</text:span><text:span text:style-name="T46"> </text:span><text:span text:style-name="T9">!=</text:span><text:span text:style-name="T46"> </text:span><text:span text:style-name="T12">0</text:span><text:span text:style-name="T46">:</text:span></text:p>
              <text:p text:style-name="P23"><text:s text:c="8"/><text:span text:style-name="T2">print</text:span><text:span text:style-name="T6">(</text:span><text:span text:style-name="T46">i</text:span><text:span text:style-name="T6">)</text:span></text:p>
              <text:p text:style-name="P32"> </text:p>
              <text:h text:style-name="P4" text:outline-level="3"><text:bookmark text:name="m_5794782502740945955-n-_mr_css_attr"/>Задача. Сумма <text:bookmark text:name="m_5794782502740945955MathJax-Element-40-Frame_mr_css_attr"/><text:bookmark text:name="m_5794782502740945955MathJax-Span-131_mr_css_attr"/><text:bookmark text:name="m_5794782502740945955MathJax-Span-132_mr_css_attr"/><text:bookmark text:name="m_5794782502740945955MathJax-Span-133_mr_css_attr"/><text:span text:style-name="T31">𝑛</text:span><text:span text:style-name="T36">n</text:span> чисел</text:h>
              <text:p text:style-name="P35">Необходимо вывести на экран сумму <text:bookmark text:name="m_5794782502740945955MathJax-Element-41-Frame_mr_css_attr"/><text:bookmark text:name="m_5794782502740945955MathJax-Span-134_mr_css_attr"/><text:bookmark text:name="m_5794782502740945955MathJax-Span-135_mr_css_attr"/><text:bookmark text:name="m_5794782502740945955MathJax-Span-136_mr_css_attr"/><text:span text:style-name="T31">𝑛n</text:span> чисел. В первой строке входных данных содержится число <text:bookmark text:name="m_5794782502740945955MathJax-Element-42-Frame_mr_css_attr"/><text:bookmark text:name="m_5794782502740945955MathJax-Span-137_mr_css_attr"/><text:bookmark text:name="m_5794782502740945955MathJax-Span-138_mr_css_attr"/><text:bookmark text:name="m_5794782502740945955MathJax-Span-139_mr_css_attr"/><text:span text:style-name="T31">𝑛n</text:span> — количество чисел. В следующих <text:bookmark text:name="m_5794782502740945955MathJax-Element-43-Frame_mr_css_attr"/><text:bookmark text:name="m_5794782502740945955MathJax-Span-140_mr_css_attr"/><text:bookmark text:name="m_5794782502740945955MathJax-Span-141_mr_css_attr"/><text:bookmark text:name="m_5794782502740945955MathJax-Span-142_mr_css_attr"/><text:span text:style-name="T31">𝑛n</text:span> строках содержатся сами числа.</text:p>
              <text:p text:style-name="Text_20_body"><text:span text:style-name="Strong_20_Emphasis"><text:span text:style-name="T13">Решение</text:span></text:span></text:p>
              <text:p text:style-name="P10">n <text:span text:style-name="T7">=</text:span> <text:span text:style-name="T37">int</text:span><text:span text:style-name="T4">(</text:span><text:span text:style-name="T37">input</text:span><text:span text:style-name="T4">())</text:span></text:p>
              <text:p text:style-name="P10">s <text:span text:style-name="T7">=</text:span> <text:span text:style-name="T10">0</text:span></text:p>
              <text:p text:style-name="P10"><text:span text:style-name="T1">for</text:span> i <text:span text:style-name="T1">in</text:span> <text:span text:style-name="T37">range</text:span><text:span text:style-name="T4">(</text:span>n<text:span text:style-name="T4">)</text:span>:</text:p>
              <text:p text:style-name="P12"><text:s text:c="4"/><text:span text:style-name="T46">a </text:span><text:span text:style-name="T9">=</text:span><text:span text:style-name="T46"> </text:span><text:span text:style-name="T38">int</text:span><text:span text:style-name="T6">(</text:span><text:span text:style-name="T38">input</text:span><text:span text:style-name="T6">())</text:span></text:p>
              <text:p text:style-name="P12"><text:soft-page-break/><text:s text:c="4"/><text:span text:style-name="T46">s </text:span><text:span text:style-name="T9">=</text:span><text:span text:style-name="T46"> s + a</text:span></text:p>
              <text:p text:style-name="P21"><text:span text:style-name="T1">print</text:span><text:span text:style-name="T4">(</text:span>s<text:span text:style-name="T4">)</text:span></text:p>
              <text:h text:style-name="P4" text:outline-level="3"><text:bookmark text:name="m_5794782502740945955-n-_mr_css_attr1"/>Задача. Минимум из <text:bookmark text:name="m_5794782502740945955MathJax-Element-44-Frame_mr_css_attr"/><text:bookmark text:name="m_5794782502740945955MathJax-Span-143_mr_css_attr"/><text:bookmark text:name="m_5794782502740945955MathJax-Span-144_mr_css_attr"/><text:bookmark text:name="m_5794782502740945955MathJax-Span-145_mr_css_attr"/><text:span text:style-name="T31">𝑛</text:span><text:span text:style-name="T36">n</text:span> чисел</text:h>
              <text:p text:style-name="P35">Необходимо вывести на экран минимальное из <text:bookmark text:name="m_5794782502740945955MathJax-Element-45-Frame_mr_css_attr"/><text:bookmark text:name="m_5794782502740945955MathJax-Span-146_mr_css_attr"/><text:bookmark text:name="m_5794782502740945955MathJax-Span-147_mr_css_attr"/><text:bookmark text:name="m_5794782502740945955MathJax-Span-148_mr_css_attr"/><text:span text:style-name="T31">𝑛n</text:span> чисел. В первой строке входных данных содержится число <text:bookmark text:name="m_5794782502740945955MathJax-Element-46-Frame_mr_css_attr"/><text:bookmark text:name="m_5794782502740945955MathJax-Span-149_mr_css_attr"/><text:bookmark text:name="m_5794782502740945955MathJax-Span-150_mr_css_attr"/><text:bookmark text:name="m_5794782502740945955MathJax-Span-151_mr_css_attr"/><text:span text:style-name="T31">𝑛n</text:span> — количество чисел. В следующих <text:bookmark text:name="m_5794782502740945955MathJax-Element-47-Frame_mr_css_attr"/><text:bookmark text:name="m_5794782502740945955MathJax-Span-152_mr_css_attr"/><text:bookmark text:name="m_5794782502740945955MathJax-Span-153_mr_css_attr"/><text:bookmark text:name="m_5794782502740945955MathJax-Span-154_mr_css_attr"/><text:span text:style-name="T31">𝑛n</text:span> строках содержатся сами числа.</text:p>
              <text:p text:style-name="Text_20_body"><text:span text:style-name="Strong_20_Emphasis"><text:span text:style-name="T13">Решение</text:span></text:span></text:p>
              <text:p text:style-name="P10">n <text:span text:style-name="T7">=</text:span> <text:span text:style-name="T37">int</text:span><text:span text:style-name="T4">(</text:span><text:span text:style-name="T37">input</text:span><text:span text:style-name="T4">())</text:span></text:p>
              <text:p text:style-name="P10">m <text:span text:style-name="T7">=</text:span> <text:span text:style-name="T37">int</text:span><text:span text:style-name="T4">(</text:span><text:span text:style-name="T37">input</text:span><text:span text:style-name="T4">())</text:span></text:p>
              <text:p text:style-name="P10"><text:span text:style-name="T1">for</text:span> i <text:span text:style-name="T1">in</text:span> <text:span text:style-name="T37">range</text:span><text:span text:style-name="T4">(</text:span>n - <text:span text:style-name="T10">1</text:span><text:span text:style-name="T4">)</text:span>:</text:p>
              <text:p text:style-name="P12"><text:s text:c="4"/><text:span text:style-name="T46">a </text:span><text:span text:style-name="T9">=</text:span><text:span text:style-name="T46"> </text:span><text:span text:style-name="T38">int</text:span><text:span text:style-name="T6">(</text:span><text:span text:style-name="T38">input</text:span><text:span text:style-name="T6">())</text:span></text:p>
              <text:p text:style-name="P12"><text:s text:c="4"/><text:span text:style-name="T2">if</text:span><text:span text:style-name="T46"> a </text:span><text:span text:style-name="T9">&lt;</text:span><text:span text:style-name="T46"> m:</text:span></text:p>
              <text:p text:style-name="P12"><text:s text:c="8"/><text:span text:style-name="T46">m </text:span><text:span text:style-name="T9">=</text:span><text:span text:style-name="T46"> a</text:span></text:p>
              <text:p text:style-name="P21"><text:span text:style-name="T1">print</text:span><text:span text:style-name="T4">(</text:span>m<text:span text:style-name="T4">)</text:span></text:p>
              <text:p text:style-name="P32"> </text:p>
              <text:p text:style-name="P28">Это решение можно немного упростить с помощью функции <text:span text:style-name="T37">min</text:span>:</text:p>
              <text:p text:style-name="P10">n <text:span text:style-name="T7">=</text:span> <text:span text:style-name="T37">int</text:span><text:span text:style-name="T4">(</text:span><text:span text:style-name="T37">input</text:span><text:span text:style-name="T4">())</text:span></text:p>
              <text:p text:style-name="P10">m <text:span text:style-name="T7">=</text:span> <text:span text:style-name="T37">int</text:span><text:span text:style-name="T4">(</text:span><text:span text:style-name="T37">input</text:span><text:span text:style-name="T4">())</text:span></text:p>
              <text:p text:style-name="P10"><text:span text:style-name="T1">for</text:span> i <text:span text:style-name="T1">in</text:span> <text:span text:style-name="T37">range</text:span><text:span text:style-name="T4">(</text:span>n - <text:span text:style-name="T10">1</text:span><text:span text:style-name="T4">)</text:span>:</text:p>
              <text:p text:style-name="P12"><text:s text:c="4"/><text:span text:style-name="T46">m </text:span><text:span text:style-name="T9">=</text:span><text:span text:style-name="T46"> </text:span><text:span text:style-name="T38">min</text:span><text:span text:style-name="T6">(</text:span><text:span text:style-name="T46">m</text:span><text:span text:style-name="T9">,</text:span><text:span text:style-name="T46"> </text:span><text:span text:style-name="T38">int</text:span><text:span text:style-name="T6">(</text:span><text:span text:style-name="T38">input</text:span><text:span text:style-name="T6">()))</text:span></text:p>
              <text:p text:style-name="P21"><text:span text:style-name="T1">print</text:span><text:span text:style-name="T4">(</text:span>m<text:span text:style-name="T4">)</text:span></text:p>
              <text:p text:style-name="P35">Пусть известно, что все числа, которые подаются на вход, не превосходят какой-либо константы. Например, <text:bookmark text:name="m_5794782502740945955MathJax-Element-48-Frame_mr_css_attr"/><text:bookmark text:name="m_5794782502740945955MathJax-Span-155_mr_css_attr"/><text:bookmark text:name="m_5794782502740945955MathJax-Span-156_mr_css_attr"/><text:bookmark text:name="m_5794782502740945955MathJax-Span-157_mr_css_attr"/><text:bookmark text:name="m_5794782502740945955MathJax-Span-158_mr_css_attr"/><text:span text:style-name="T33">10</text:span><text:bookmark text:name="m_5794782502740945955MathJax-Span-159_mr_css_attr"/><text:span text:style-name="T34">9</text:span><text:span text:style-name="T31">109</text:span>. Тогда можно не считывать отдельно первое из чисел:</text:p>
              <text:p text:style-name="P10">n <text:span text:style-name="T7">=</text:span> <text:span text:style-name="T37">int</text:span><text:span text:style-name="T4">(</text:span><text:span text:style-name="T37">input</text:span><text:span text:style-name="T4">())</text:span></text:p>
              <text:p text:style-name="P10">m <text:span text:style-name="T7">=</text:span> <text:span text:style-name="T10">10</text:span> ** <text:span text:style-name="T10">9</text:span></text:p>
              <text:p text:style-name="P10"><text:span text:style-name="T1">for</text:span> i <text:span text:style-name="T1">in</text:span> <text:span text:style-name="T37">range</text:span><text:span text:style-name="T4">(</text:span>n<text:span text:style-name="T4">)</text:span>:</text:p>
              <text:p text:style-name="P12"><text:s text:c="4"/><text:span text:style-name="T46">m </text:span><text:span text:style-name="T9">=</text:span><text:span text:style-name="T46"> </text:span><text:span text:style-name="T38">min</text:span><text:span text:style-name="T6">(</text:span><text:span text:style-name="T46">m</text:span><text:span text:style-name="T9">,</text:span><text:span text:style-name="T46"> </text:span><text:span text:style-name="T38">int</text:span><text:span text:style-name="T6">(</text:span><text:span text:style-name="T38">input</text:span><text:span text:style-name="T6">()))</text:span></text:p>
              <text:p text:style-name="P21"><text:span text:style-name="T1">print</text:span><text:span text:style-name="T4">(</text:span>m<text:span text:style-name="T4">)</text:span></text:p>
            </text:section>
          </text:section>
        </text:section>
      </text:section>
      <text:h text:style-name="Heading_20_3" text:outline-level="3"><text:bookmark text:name="m_-6240820706193946864-_mr_css_attr"/>Операции целочисленного деления и взятия остатка</text:h>
      <text:p text:style-name="Text_20_body">Операция деления (/) для целых чисел всегда возвращает значение типа <text:span text:style-name="T37">float</text:span>, даже если делимое делится нацело на делитель. Часто бывает необходимым выполнить деление с целочисленным результатом. Для этого в Python есть специальная операция целочисленного деления, которая обозначается //. Результатом будет число, которое было бы получено в результате деления, но с отброшенной дробной частью. Другая связанная с этим операция — это операция взятия остатка от деления, обозначаемая %.</text:p>
      <text:p text:style-name="P5"><text:span text:style-name="T7">&gt;&gt;&gt;</text:span> <text:span text:style-name="T10">17</text:span> / <text:span text:style-name="T10">3</text:span></text:p>
      <text:p text:style-name="P6">5.6666666666667</text:p>
      <text:p text:style-name="P5"><text:span text:style-name="T7">&gt;&gt;&gt;</text:span> <text:span text:style-name="T10">17</text:span> // <text:span text:style-name="T10">3</text:span></text:p>
      <text:p text:style-name="P6">5</text:p>
      <text:p text:style-name="P5"><text:span text:style-name="T7">&gt;&gt;&gt;</text:span> <text:span text:style-name="T10">17</text:span> % <text:span text:style-name="T10">3</text:span></text:p>
      <text:p text:style-name="P17"><text:soft-page-break/>2</text:p>
      <text:p text:style-name="Text_20_body">В случае отрицательных чисел операции по-разному определены в различных языках программирования. Например, в Python 3 округление по-прежнему будет производится вниз. Например:</text:p>
      <text:p text:style-name="P5"><text:span text:style-name="T7">&gt;&gt;&gt;</text:span> (-<text:span text:style-name="T10">17</text:span>) // <text:span text:style-name="T10">3</text:span></text:p>
      <text:p text:style-name="P5">-<text:span text:style-name="T10">6</text:span></text:p>
      <text:p text:style-name="P5"><text:span text:style-name="T7">&gt;&gt;&gt;</text:span> (-<text:span text:style-name="T10">17</text:span>) % <text:span text:style-name="T10">3</text:span></text:p>
      <text:p text:style-name="P17">1</text:p>
      <text:h text:style-name="Heading_20_3" text:outline-level="3"><text:bookmark text:name="m_-6240820706193946864-_mr_css_attr9"/>Задача. Расписание уроков</text:h>
      <text:p text:style-name="P38">В некоторой школе расписание составлено таким образом, что на неделе <text:bookmark text:name="m_-6240820706193946864MathJax-Element-13-Frame_mr_css_attr"/><text:bookmark text:name="m_-6240820706193946864MathJax-Span-57_mr_css_attr"/><text:bookmark text:name="m_-6240820706193946864MathJax-Span-58_mr_css_attr"/><text:bookmark text:name="m_-6240820706193946864MathJax-Span-59_mr_css_attr"/><text:span text:style-name="T29">5</text:span><text:span text:style-name="T27">5</text:span> учебных дней, в которые суммарно проходит <text:bookmark text:name="m_-6240820706193946864MathJax-Element-14-Frame_mr_css_attr"/><text:bookmark text:name="m_-6240820706193946864MathJax-Span-60_mr_css_attr"/><text:bookmark text:name="m_-6240820706193946864MathJax-Span-61_mr_css_attr"/><text:bookmark text:name="m_-6240820706193946864MathJax-Span-62_mr_css_attr"/><text:span text:style-name="T28">𝑛</text:span><text:span text:style-name="T27">n</text:span> уроков. При этом количество уроков в любые два дня отличается не более чем на <text:bookmark text:name="m_-6240820706193946864MathJax-Element-15-Frame_mr_css_attr"/><text:bookmark text:name="m_-6240820706193946864MathJax-Span-63_mr_css_attr"/><text:bookmark text:name="m_-6240820706193946864MathJax-Span-64_mr_css_attr"/><text:bookmark text:name="m_-6240820706193946864MathJax-Span-65_mr_css_attr"/><text:span text:style-name="T29">1.</text:span><text:span text:style-name="T27">1.</text:span> Определите минимальное число уроков в день и количество дней, в которых уроков больше всего.</text:p>
      <text:p text:style-name="Text_20_body"><text:span text:style-name="Strong_20_Emphasis">Решение</text:span></text:p>
      <text:p text:style-name="P5">n <text:span text:style-name="T7">=</text:span> <text:span text:style-name="T37">int</text:span><text:span text:style-name="T4">(</text:span><text:span text:style-name="T37">input</text:span><text:span text:style-name="T4">())</text:span></text:p>
      <text:p text:style-name="P5"><text:span text:style-name="T1">print</text:span><text:span text:style-name="T4">(</text:span>n // <text:span text:style-name="T10">5</text:span><text:span text:style-name="T4">)</text:span></text:p>
      <text:p text:style-name="P16"><text:span text:style-name="T1">print</text:span><text:span text:style-name="T4">(</text:span>n % <text:span text:style-name="T10">5</text:span><text:span text:style-name="T4">)</text:span></text:p>
      <text:section text:style-name="Sect1" text:name="m_-6240820706193946864react-mathjax-preview_mr_css_attr">
        <text:p text:style-name="Text_20_body"/>
        <text:section text:style-name="Sect1" text:name="m_-6240820706193946864react-mathjax-preview-result_mr_css_attr">
          <text:h text:style-name="Heading_20_3" text:outline-level="3"><text:bookmark text:name="m_-6240820706193946864-_mr_css_attr10"/>Задача. Батарейки</text:h>
          <text:p text:style-name="P37">В магазине батарейки продаются поштучно или упаковками по <text:bookmark text:name="m_-6240820706193946864MathJax-Element-1-Frame_mr_css_attr"/><text:bookmark text:name="m_-6240820706193946864MathJax-Span-1_mr_css_attr"/><text:bookmark text:name="m_-6240820706193946864MathJax-Span-2_mr_css_attr"/><text:bookmark text:name="m_-6240820706193946864MathJax-Span-3_mr_css_attr"/><text:span text:style-name="T32">4</text:span><text:span text:style-name="T30">4</text:span> штуки. Выгоднее покупать батарейки упаковками, чем поштучно. Вам необходимо купить ровно <text:bookmark text:name="m_-6240820706193946864MathJax-Element-2-Frame_mr_css_attr"/><text:bookmark text:name="m_-6240820706193946864MathJax-Span-4_mr_css_attr"/><text:bookmark text:name="m_-6240820706193946864MathJax-Span-5_mr_css_attr"/><text:bookmark text:name="m_-6240820706193946864MathJax-Span-6_mr_css_attr"/><text:span text:style-name="T30">𝑛n</text:span> батареек. Определите, сколько упаковок батареек и батареек поштучно надо купить, чтобы покупка была максимально выгодной?</text:p>
          <text:p text:style-name="Text_20_body"><text:span text:style-name="Strong_20_Emphasis"><text:span text:style-name="T14">Решение</text:span></text:span></text:p>
          <text:p text:style-name="P11">n <text:span text:style-name="T7">=</text:span> <text:span text:style-name="T37">int</text:span><text:span text:style-name="T4">(</text:span><text:span text:style-name="T37">input</text:span><text:span text:style-name="T4">())</text:span></text:p>
          <text:p text:style-name="P22"><text:span text:style-name="T1">print</text:span><text:span text:style-name="T4">(</text:span>n // <text:span text:style-name="T10">4</text:span><text:span text:style-name="T7">,</text:span> n % <text:span text:style-name="T10">4</text:span><text:span text:style-name="T4">)</text:span></text:p>
          <text:h text:style-name="P3" text:outline-level="3"><text:bookmark text:name="m_-6240820706193946864-_mr_css_attr11"/>Задача. Сумма цифр трехзначного числа</text:h>
          <text:p text:style-name="P31">Дано трёхзначное число. Найдите сумму его цифр.</text:p>
          <text:p text:style-name="Text_20_body"><text:span text:style-name="Strong_20_Emphasis"><text:span text:style-name="T14">Решение</text:span></text:span></text:p>
          <text:p text:style-name="P11">n <text:span text:style-name="T7">=</text:span> <text:span text:style-name="T37">int</text:span><text:span text:style-name="T4">(</text:span><text:span text:style-name="T37">input</text:span><text:span text:style-name="T4">())</text:span></text:p>
          <text:p text:style-name="P11">d3 <text:span text:style-name="T7">=</text:span> n % <text:span text:style-name="T10">10</text:span></text:p>
          <text:p text:style-name="P11">d2 <text:span text:style-name="T7">=</text:span> n // <text:span text:style-name="T10">10</text:span> % <text:span text:style-name="T10">10</text:span></text:p>
          <text:p text:style-name="P11">d1 <text:span text:style-name="T7">=</text:span> n // <text:span text:style-name="T10">100</text:span></text:p>
          <text:p text:style-name="P22"><text:span text:style-name="T1">print</text:span><text:span text:style-name="T4">(</text:span>d1 + d2 + d3<text:span text:style-name="T4">)</text:span></text:p>
          <text:section text:style-name="Sect1" text:name="Раздел13">
            <text:p text:style-name="Text_20_body"><text:bookmark text:name="m_-6240820706193946864react-mathjax-preview_mr_css_attr"/></text:p>
            <text:section text:style-name="Sect1" text:name="Раздел14">
              <text:h text:style-name="Heading_20_3" text:outline-level="3"><text:bookmark text:name="m_-6240820706193946864react-mathjax-preview-result_mr_css_attr"/><text:bookmark text:name="m_-6240820706193946864-_mr_css_attr12"/><text:soft-page-break/>Условная инструкция</text:h>
              <text:p text:style-name="P31">Все ранее рассматриваемые программы имели линейную структуру: все инструкции выполнялись последовательно одна за одной, каждая записанная инструкция обязательно выполнялась.</text:p>
              <text:p text:style-name="P37">Допустим, мы хотим по данному числу <text:bookmark text:name="m_-6240820706193946864MathJax-Element-3-Frame_mr_css_attr"/><text:bookmark text:name="m_-6240820706193946864MathJax-Span-7_mr_css_attr"/><text:bookmark text:name="m_-6240820706193946864MathJax-Span-8_mr_css_attr"/><text:bookmark text:name="m_-6240820706193946864MathJax-Span-9_mr_css_attr"/><text:span text:style-name="T30">𝑥x</text:span> определить его абсолютную величину (модуль). Программа должна напечатать значение переменной <text:bookmark text:name="m_-6240820706193946864MathJax-Element-4-Frame_mr_css_attr"/><text:bookmark text:name="m_-6240820706193946864MathJax-Span-10_mr_css_attr"/><text:bookmark text:name="m_-6240820706193946864MathJax-Span-11_mr_css_attr"/><text:bookmark text:name="m_-6240820706193946864MathJax-Span-12_mr_css_attr"/><text:span text:style-name="T30">𝑥x</text:span>, если <text:bookmark text:name="m_-6240820706193946864MathJax-Element-5-Frame_mr_css_attr"/><text:bookmark text:name="m_-6240820706193946864MathJax-Span-13_mr_css_attr"/><text:bookmark text:name="m_-6240820706193946864MathJax-Span-14_mr_css_attr"/><text:bookmark text:name="m_-6240820706193946864MathJax-Span-15_mr_css_attr"/><text:span text:style-name="T30">𝑥</text:span><text:bookmark text:name="m_-6240820706193946864MathJax-Span-16_mr_css_attr"/><text:span text:style-name="T32">&gt;</text:span><text:bookmark text:name="m_-6240820706193946864MathJax-Span-17_mr_css_attr"/><text:span text:style-name="T32">0</text:span><text:span text:style-name="T30">x&gt;0</text:span>, или же величину <text:bookmark text:name="m_-6240820706193946864MathJax-Element-6-Frame_mr_css_attr"/><text:bookmark text:name="m_-6240820706193946864MathJax-Span-18_mr_css_attr"/><text:bookmark text:name="m_-6240820706193946864MathJax-Span-19_mr_css_attr"/><text:bookmark text:name="m_-6240820706193946864MathJax-Span-20_mr_css_attr"/><text:span text:style-name="T30">−</text:span><text:bookmark text:name="m_-6240820706193946864MathJax-Span-21_mr_css_attr"/><text:span text:style-name="T30">𝑥−x</text:span> в противном случае. Линейная структура программы нарушается: в зависимости от справедливости условия <text:bookmark text:name="m_-6240820706193946864MathJax-Element-7-Frame_mr_css_attr"/><text:bookmark text:name="m_-6240820706193946864MathJax-Span-22_mr_css_attr"/><text:bookmark text:name="m_-6240820706193946864MathJax-Span-23_mr_css_attr"/><text:bookmark text:name="m_-6240820706193946864MathJax-Span-24_mr_css_attr"/><text:span text:style-name="T30">𝑥</text:span><text:bookmark text:name="m_-6240820706193946864MathJax-Span-25_mr_css_attr"/><text:span text:style-name="T32">&gt;</text:span><text:bookmark text:name="m_-6240820706193946864MathJax-Span-26_mr_css_attr"/><text:span text:style-name="T32">0</text:span><text:span text:style-name="T30">x&gt;0</text:span> должна быть выведена одна или другая величина. Соответствующий фрагмент программы на Python имеет вид:</text:p>
              <text:p text:style-name="P11">x <text:span text:style-name="T7">=</text:span> <text:span text:style-name="T37">int</text:span><text:span text:style-name="T4">(</text:span><text:span text:style-name="T37">input</text:span><text:span text:style-name="T4">())</text:span></text:p>
              <text:p text:style-name="P11"><text:span text:style-name="T1">if</text:span> x <text:span text:style-name="T7">&gt;</text:span> <text:span text:style-name="T10">0</text:span>:</text:p>
              <text:p text:style-name="P13"><text:s text:c="4"/><text:span text:style-name="T2">print</text:span><text:span text:style-name="T6">(</text:span><text:span text:style-name="T46">x</text:span><text:span text:style-name="T6">)</text:span></text:p>
              <text:p text:style-name="P11"><text:span text:style-name="T1">else</text:span>:</text:p>
              <text:p text:style-name="P24"><text:s text:c="4"/><text:span text:style-name="T2">print</text:span><text:span text:style-name="T6">(</text:span><text:span text:style-name="T46">-x</text:span><text:span text:style-name="T6">)</text:span></text:p>
              <text:p text:style-name="P31">В этой программе используется условная инструкция <text:span text:style-name="T1">if</text:span> (если). После слова <text:span text:style-name="T1">if</text:span> указывается проверяемое условие x &gt; <text:span text:style-name="T10">0</text:span>, завершающееся двоеточием. После этого идет блок (последовательность) инструкций, который будет выполнен, если условие истинно. В нашем примере это вывод на экран величины x. Затем идет слово <text:span text:style-name="T1">else</text:span> (иначе), также завершающееся двоеточием, и блок инструкций, который будет выполнен, если проверяемое условие неверно, то есть будет выведено значение -x.</text:p>
              <text:p text:style-name="P31">Итак, условная инструкция в Python имеет следующий синтаксис:</text:p>
              <text:p text:style-name="P11"><text:span text:style-name="T1">if</text:span> Условие:</text:p>
              <text:p text:style-name="P13"><text:s text:c="4"/><text:span text:style-name="T46">Блок инструкций </text:span><text:span text:style-name="T12">1</text:span></text:p>
              <text:p text:style-name="P11"><text:span text:style-name="T1">else</text:span>:</text:p>
              <text:p text:style-name="P24"><text:s text:c="4"/><text:span text:style-name="T46">Блок инструкций </text:span><text:span text:style-name="T12">2</text:span></text:p>
              <text:p text:style-name="P31">Блок инструкций <text:span text:style-name="T10">1</text:span> будет выполнен, если Условие истинно. Если Условие ложно, будет выполнен Блок инструкций <text:span text:style-name="T10">2</text:span>.</text:p>
              <text:p text:style-name="P38"><text:span text:style-name="T14">Для выделения блока инструкций, относящихся к инструкции </text:span><text:span text:style-name="T21">if</text:span><text:span text:style-name="T14"> или </text:span><text:span text:style-name="T21">else</text:span><text:span text:style-name="T14">, в языке Python используются отступы. Все инструкции, которые относятся к одному блоку, должны иметь равную величину отступа, то есть одинаковое число пробелов в начале строки. Рекомендуется использовать отступ в </text:span><text:bookmark text:name="m_-6240820706193946864MathJax-Element-8-Frame_mr_css_attr"/><text:bookmark text:name="m_-6240820706193946864MathJax-Span-27_mr_css_attr"/><text:bookmark text:name="m_-6240820706193946864MathJax-Span-28_mr_css_attr"/><text:bookmark text:name="m_-6240820706193946864MathJax-Span-29_mr_css_attr"/><text:span text:style-name="T17">4</text:span><text:span text:style-name="T18">4</text:span><text:span text:style-name="T14"> пробела и </text:span><text:span text:style-name="Strong_20_Emphasis"><text:span text:style-name="T14">не рекомендуется</text:span></text:span><text:span text:style-name="T14"> использовать в качестве отступа символ табуляции.</text:span></text:p>
              <text:p text:style-name="P31">Это одно из существенных отличий синтаксиса Python от синтаксиса большинства языков, в которых блоки выделяются специальными словами или фигурными скобками.</text:p>
              <text:h text:style-name="P3" text:outline-level="3"><text:bookmark text:name="m_-6240820706193946864-_mr_css_attr13"/><text:soft-page-break/>Неполное ветвление</text:h>
              <text:p text:style-name="P37">В условной инструкции может отсутствовать слово <text:span text:style-name="T1">else</text:span> и последующий блок. Такая инструкция называется неполным ветвлением. Например, если дано число <text:bookmark text:name="m_-6240820706193946864MathJax-Element-9-Frame_mr_css_attr"/><text:bookmark text:name="m_-6240820706193946864MathJax-Span-30_mr_css_attr"/><text:bookmark text:name="m_-6240820706193946864MathJax-Span-31_mr_css_attr"/><text:bookmark text:name="m_-6240820706193946864MathJax-Span-32_mr_css_attr"/><text:span text:style-name="T30">𝑥x</text:span>, и мы хотим заменить его на абсолютную величину <text:bookmark text:name="m_-6240820706193946864MathJax-Element-10-Frame_mr_css_attr"/><text:bookmark text:name="m_-6240820706193946864MathJax-Span-33_mr_css_attr"/><text:bookmark text:name="m_-6240820706193946864MathJax-Span-34_mr_css_attr"/><text:bookmark text:name="m_-6240820706193946864MathJax-Span-35_mr_css_attr"/><text:span text:style-name="T30">𝑥x</text:span>, то это можно сделать следующим образом:</text:p>
              <text:p text:style-name="P11"><text:span text:style-name="T1">if</text:span> x <text:span text:style-name="T7">&lt;</text:span> <text:span text:style-name="T10">0</text:span>:</text:p>
              <text:p text:style-name="P13"><text:s text:c="4"/><text:span text:style-name="T46">x </text:span><text:span text:style-name="T9">=</text:span><text:span text:style-name="T46"> -x</text:span></text:p>
              <text:p text:style-name="P22"><text:span text:style-name="T1">print</text:span><text:span text:style-name="T4">(</text:span>x<text:span text:style-name="T4">)</text:span></text:p>
              <text:p text:style-name="P31">В этом примере переменной x будет присвоено значение -x, но только в том случае, когда x <text:span text:style-name="T7">&lt;</text:span> <text:span text:style-name="T10">0</text:span> . А вот инструкция <text:span text:style-name="T1">print</text:span><text:span text:style-name="T4">(</text:span>x<text:span text:style-name="T4">)</text:span> будет выполнена всегда, независимо от проверяемого условия.</text:p>
              <text:p text:style-name="Text_20_body"><text:span text:style-name="Strong_20_Emphasis"><text:span text:style-name="T14">Пример: Максимум из двух чисел</text:span></text:span></text:p>
              <text:p text:style-name="P31">Рассмотрим следующую задачу. Нам даны два числа, необходимо найти наибольшее из них и напечатать его на экран.</text:p>
              <text:p text:style-name="P31">Эта задача решается с помощью условной инструкции:</text:p>
              <text:p text:style-name="P11">a <text:span text:style-name="T7">=</text:span> <text:span text:style-name="T37">int</text:span><text:span text:style-name="T4">(</text:span><text:span text:style-name="T37">input</text:span><text:span text:style-name="T4">())</text:span></text:p>
              <text:p text:style-name="P11">b <text:span text:style-name="T7">=</text:span> <text:span text:style-name="T37">int</text:span><text:span text:style-name="T4">(</text:span><text:span text:style-name="T37">input</text:span><text:span text:style-name="T4">())</text:span></text:p>
              <text:p text:style-name="P11"><text:span text:style-name="T1">if</text:span> a <text:span text:style-name="T7">&gt;</text:span> b:</text:p>
              <text:p text:style-name="P13"><text:s text:c="4"/><text:span text:style-name="T46">m </text:span><text:span text:style-name="T9">=</text:span><text:span text:style-name="T46"> a</text:span></text:p>
              <text:p text:style-name="P11"><text:span text:style-name="T1">else</text:span>:</text:p>
              <text:p text:style-name="P13"><text:s text:c="4"/><text:span text:style-name="T46">m </text:span><text:span text:style-name="T9">=</text:span><text:span text:style-name="T46"> b</text:span></text:p>
              <text:p text:style-name="P22"><text:span text:style-name="T1">print</text:span><text:span text:style-name="T4">(</text:span>m<text:span text:style-name="T4">)</text:span></text:p>
              <text:p text:style-name="P31">Также эту задачу можно решить с помощью неполного ветвления. В этом случае нам не нужно использовать дополнительную переменную:</text:p>
              <text:p text:style-name="P11">a <text:span text:style-name="T7">=</text:span> <text:span text:style-name="T37">int</text:span><text:span text:style-name="T4">(</text:span><text:span text:style-name="T37">input</text:span><text:span text:style-name="T4">())</text:span></text:p>
              <text:p text:style-name="P11">b <text:span text:style-name="T7">=</text:span> <text:span text:style-name="T37">int</text:span><text:span text:style-name="T4">(</text:span><text:span text:style-name="T37">input</text:span><text:span text:style-name="T4">())</text:span></text:p>
              <text:p text:style-name="P11"><text:span text:style-name="T1">if</text:span> b <text:span text:style-name="T7">&gt;</text:span> a:</text:p>
              <text:p text:style-name="P13"><text:s text:c="4"/><text:span text:style-name="T46">a </text:span><text:span text:style-name="T9">=</text:span><text:span text:style-name="T46"> b</text:span></text:p>
              <text:p text:style-name="P22"><text:span text:style-name="T1">print</text:span><text:span text:style-name="T4">(</text:span>a<text:span text:style-name="T4">)</text:span></text:p>
              <text:section text:style-name="Sect1" text:name="Раздел15">
                <text:p text:style-name="Text_20_body"><text:bookmark text:name="m_-6240820706193946864react-mathjax-preview_mr_css_attr4"/></text:p>
                <text:section text:style-name="Sect1" text:name="Раздел16">
                  <text:h text:style-name="Heading_20_3" text:outline-level="3"><text:bookmark text:name="m_-6240820706193946864react-mathjax-preview-result_mr_css_attr4"/><text:bookmark text:name="m_-6240820706193946864-_mr_css_attr14"/>Операции сравнения</text:h>
                  <text:p text:style-name="P31">Как правило, в качестве проверяемого условия используется результат вычисления одной из следующих операций сравнения (или величин логического типа):</text:p>
                  <text:p text:style-name="P31"><text:span text:style-name="T7">&lt;</text:span> — меньше. Условие верно, если первый операнд меньше второго.</text:p>
                  <text:p text:style-name="P31"><text:span text:style-name="T7">&gt;</text:span> — больше. Условие верно, если первый операнд больше второго.</text:p>
                  <text:p text:style-name="P31"><text:soft-page-break/><text:span text:style-name="T7">&lt;=</text:span> — меньше или равно. Условие верно, если первый операнд не больше второго.</text:p>
                  <text:p text:style-name="P31"><text:span text:style-name="T7">&gt;=</text:span> — больше или равно. Условие верно, если первый операнд не меньше второго.</text:p>
                  <text:p text:style-name="P31"><text:span text:style-name="T7">==</text:span> — равенство. Условие верно, если два операнда равны. Обратите внимание, что просто знак равенства для сравнения двух значений использовать нельзя, так как он означает присваивание.</text:p>
                  <text:p text:style-name="P31"><text:span text:style-name="T7">!=</text:span> — неравенство. Условие верно, если операнды не равны.</text:p>
                  <text:p text:style-name="Text_20_body"><text:span text:style-name="Strong_20_Emphasis"><text:span text:style-name="T14">Пример: Автопробег</text:span></text:span></text:p>
                  <text:p text:style-name="P37">Рассмотрим задачу из предыдущего модуля. За день машина проезжает <text:bookmark text:name="m_-6240820706193946864MathJax-Element-11-Frame_mr_css_attr"/><text:bookmark text:name="m_-6240820706193946864MathJax-Span-36_mr_css_attr"/><text:bookmark text:name="m_-6240820706193946864MathJax-Span-37_mr_css_attr"/><text:bookmark text:name="m_-6240820706193946864MathJax-Span-38_mr_css_attr"/><text:span text:style-name="T30">𝑛n</text:span> километров. Сколько дней нужно, чтобы проехать маршрут длиной <text:bookmark text:name="m_-6240820706193946864MathJax-Element-12-Frame_mr_css_attr"/><text:bookmark text:name="m_-6240820706193946864MathJax-Span-39_mr_css_attr"/><text:bookmark text:name="m_-6240820706193946864MathJax-Span-40_mr_css_attr"/><text:bookmark text:name="m_-6240820706193946864MathJax-Span-41_mr_css_attr"/><text:span text:style-name="T30">𝑚m</text:span> километров?</text:p>
                  <text:p text:style-name="P31">Данную задачу с использованием условной инструкции можно решить следующим образом:</text:p>
                  <text:p text:style-name="P11">n <text:span text:style-name="T7">=</text:span> <text:span text:style-name="T37">int</text:span><text:span text:style-name="T4">(</text:span><text:span text:style-name="T37">input</text:span><text:span text:style-name="T4">())</text:span></text:p>
                  <text:p text:style-name="P11">m <text:span text:style-name="T7">=</text:span> <text:span text:style-name="T37">int</text:span><text:span text:style-name="T4">(</text:span><text:span text:style-name="T37">input</text:span><text:span text:style-name="T4">())</text:span></text:p>
                  <text:p text:style-name="P11"><text:span text:style-name="T1">if</text:span> m % n <text:span text:style-name="T7">==</text:span> <text:span text:style-name="T10">0</text:span>:</text:p>
                  <text:p text:style-name="P13"><text:s text:c="4"/><text:span text:style-name="T2">print</text:span><text:span text:style-name="T6">(</text:span><text:span text:style-name="T46">m // n</text:span><text:span text:style-name="T6">)</text:span></text:p>
                  <text:p text:style-name="P11"><text:span text:style-name="T1">else</text:span>:</text:p>
                  <text:p text:style-name="P24"><text:s text:c="4"/><text:span text:style-name="T2">print</text:span><text:span text:style-name="T6">(</text:span><text:span text:style-name="T46">m // n + </text:span><text:span text:style-name="T12">1</text:span><text:span text:style-name="T6">)</text:span></text:p>
                  <text:p text:style-name="P31">Также эту задачу можно было решить и одной формулой:</text:p>
                  <text:p text:style-name="P22"><text:span text:style-name="T1">print</text:span><text:span text:style-name="T4">((</text:span>m + n - <text:span text:style-name="T10">1</text:span><text:span text:style-name="T4">)</text:span> // n<text:span text:style-name="T4">)</text:span></text:p>
                  <text:h text:style-name="P3" text:outline-level="3"><text:bookmark text:name="m_-6240820706193946864-bool_mr_css_attr"/>Тип данных bool</text:h>
                  <text:p text:style-name="P31">Операции сравнения возвращают значения специального логического типа <text:span text:style-name="T37">bool</text:span>. Выражения логического типа могут принимать одно из двух значений: <text:span text:style-name="T37">True</text:span> (истина) или <text:span text:style-name="T37">False</text:span> (ложь).</text:p>
                  <text:p text:style-name="P37">Если преобразовать логическое <text:span text:style-name="T37">True</text:span> к типу <text:span text:style-name="T37">int</text:span>, то получится <text:bookmark text:name="m_-6240820706193946864MathJax-Element-13-Frame_mr_css_attr2"/><text:bookmark text:name="m_-6240820706193946864MathJax-Span-42_mr_css_attr"/><text:bookmark text:name="m_-6240820706193946864MathJax-Span-43_mr_css_attr"/><text:bookmark text:name="m_-6240820706193946864MathJax-Span-44_mr_css_attr"/><text:span text:style-name="T32">1</text:span><text:span text:style-name="T30">1</text:span>, а преобразование <text:span text:style-name="T37">False</text:span> даст <text:bookmark text:name="m_-6240820706193946864MathJax-Element-14-Frame_mr_css_attr2"/><text:bookmark text:name="m_-6240820706193946864MathJax-Span-45_mr_css_attr"/><text:bookmark text:name="m_-6240820706193946864MathJax-Span-46_mr_css_attr"/><text:bookmark text:name="m_-6240820706193946864MathJax-Span-47_mr_css_attr"/><text:span text:style-name="T32">0</text:span><text:span text:style-name="T30">0</text:span>. При обратном преобразовании число <text:bookmark text:name="m_-6240820706193946864MathJax-Element-15-Frame_mr_css_attr2"/><text:bookmark text:name="m_-6240820706193946864MathJax-Span-48_mr_css_attr"/><text:bookmark text:name="m_-6240820706193946864MathJax-Span-49_mr_css_attr"/><text:bookmark text:name="m_-6240820706193946864MathJax-Span-50_mr_css_attr"/><text:span text:style-name="T32">0</text:span><text:span text:style-name="T30">0</text:span> преобразуется в <text:span text:style-name="T37">False</text:span>, а любое ненулевое число — в <text:span text:style-name="T37">True</text:span> . При преобразовании <text:span text:style-name="T37">str</text:span> в <text:span text:style-name="T37">bool</text:span> пуст <text:span text:style-name="T37">False</text:span>, а любая непустая строка — в <text:span text:style-name="T37">True</text:span> .</text:p>
                  <text:p text:style-name="P31">Заметим, что задачу про автопробег теперь можно решить ещё одним способом:</text:p>
                  <text:p text:style-name="P22"><text:span text:style-name="T1">print</text:span><text:span text:style-name="T4">(</text:span>m // n + <text:span text:style-name="T4">(</text:span>m % n <text:span text:style-name="T7">!=</text:span> <text:span text:style-name="T10">0</text:span><text:span text:style-name="T4">))</text:span></text:p>
                  <text:h text:style-name="P3" text:outline-level="3"><text:bookmark text:name="m_-6240820706193946864-_mr_css_attr15"/>Логические операции</text:h>
                  <text:p text:style-name="P31">Иногда нужно проверить одновременно не одно, а несколько условий. В этом помогают логические операции. В Python существуют стандартные <text:soft-page-break/>логические операции: логическое И, логическое ИЛИ, логическое отрицание.</text:p>
                  <text:list xml:id="list4107335782" text:style-name="L4">
                    <text:list-item>
                      <text:p text:style-name="P41"><text:span text:style-name="Strong_20_Emphasis"><text:span text:style-name="T14">Логическое И</text:span></text:span><text:span text:style-name="T14"> (конъюнкция) является бинарной операцией (то есть операцией с двумя операндами: левым и правым) и имеет вид </text:span><text:span text:style-name="T21">and</text:span><text:span text:style-name="T14">. Операция </text:span><text:span text:style-name="T21">and</text:span><text:span text:style-name="T14"> возвращает </text:span><text:span text:style-name="T25">True</text:span><text:span text:style-name="T14"> т </text:span><text:span text:style-name="T25">True</text:span><text:span text:style-name="T14">.</text:span></text:p>
                    </text:list-item>
                    <text:list-item>
                      <text:p text:style-name="P41"><text:span text:style-name="Strong_20_Emphasis"><text:span text:style-name="T14">Логическое ИЛИ</text:span></text:span><text:span text:style-name="T14"> (дизъюнкция) является бинарной операцией и возвращает </text:span><text:span text:style-name="T25">True</text:span><text:span text:style-name="T14"> тогда и только тогда, когда хотя бы один операнд равен </text:span><text:span text:style-name="T25">True</text:span><text:span text:style-name="T14">. Операция “логическое ИЛИ” имеет вид </text:span><text:span text:style-name="T21">or</text:span><text:span text:style-name="T14">.</text:span></text:p>
                    </text:list-item>
                    <text:list-item>
                      <text:p text:style-name="P33"><text:span text:style-name="Strong_20_Emphasis"><text:span text:style-name="T14">Логическое НЕ</text:span></text:span><text:span text:style-name="T14"> (отрицание) является унарной (то есть с одним операндом) операцией и имеет вид </text:span><text:span text:style-name="T21">not</text:span><text:span text:style-name="T14">, за которым следует единственный операнд. Логическое НЕ возвращает </text:span><text:span text:style-name="T25">True</text:span><text:span text:style-name="T14">, если операнд равен </text:span><text:span text:style-name="T25">False</text:span><text:span text:style-name="T14">, и наоборот.</text:span></text:p>
                    </text:list-item>
                  </text:list>
                  <text:p text:style-name="Text_20_body"><text:span text:style-name="Strong_20_Emphasis"><text:span text:style-name="T14">Примеры:</text:span></text:span></text:p>
                  <text:p text:style-name="P37">Проверим, что число <text:bookmark text:name="m_-6240820706193946864MathJax-Element-16-Frame_mr_css_attr"/><text:bookmark text:name="m_-6240820706193946864MathJax-Span-51_mr_css_attr"/><text:bookmark text:name="m_-6240820706193946864MathJax-Span-52_mr_css_attr"/><text:bookmark text:name="m_-6240820706193946864MathJax-Span-53_mr_css_attr"/><text:span text:style-name="T30">𝑚m</text:span> является корректным номером месяца (лежит в интервале от <text:bookmark text:name="m_-6240820706193946864MathJax-Element-17-Frame_mr_css_attr"/><text:bookmark text:name="m_-6240820706193946864MathJax-Span-54_mr_css_attr"/><text:bookmark text:name="m_-6240820706193946864MathJax-Span-55_mr_css_attr"/><text:bookmark text:name="m_-6240820706193946864MathJax-Span-56_mr_css_attr"/><text:span text:style-name="T32">1</text:span><text:span text:style-name="T30">1</text:span> до <text:bookmark text:name="m_-6240820706193946864MathJax-Element-18-Frame_mr_css_attr"/><text:bookmark text:name="m_-6240820706193946864MathJax-Span-57_mr_css_attr2"/><text:bookmark text:name="m_-6240820706193946864MathJax-Span-58_mr_css_attr2"/><text:bookmark text:name="m_-6240820706193946864MathJax-Span-59_mr_css_attr2"/><text:span text:style-name="T32">12</text:span><text:span text:style-name="T30">12</text:span>):</text:p>
                  <text:p text:style-name="P11"><text:span text:style-name="T1">if</text:span> m <text:span text:style-name="T7">&gt;=</text:span> <text:span text:style-name="T10">1</text:span> <text:span text:style-name="T1">and</text:span> m <text:span text:style-name="T7">&lt;=</text:span> <text:span text:style-name="T10">12</text:span>:</text:p>
                  <text:p text:style-name="P24"><text:s text:c="4"/><text:span text:style-name="T2">print</text:span><text:span text:style-name="T6">(</text:span><text:span text:style-name="T40">"Корректно"</text:span><text:span text:style-name="T6">)</text:span></text:p>
                  <text:p text:style-name="P31">Также это можно проверить несколько иначе:</text:p>
                  <text:p text:style-name="P11"><text:span text:style-name="T1">if</text:span> <text:span text:style-name="T10">1</text:span> <text:span text:style-name="T7">&lt;=</text:span> m <text:span text:style-name="T7">&lt;=</text:span> <text:span text:style-name="T10">12</text:span>:</text:p>
                  <text:p text:style-name="P24"><text:s text:c="4"/><text:span text:style-name="T2">print</text:span><text:span text:style-name="T6">(</text:span><text:span text:style-name="T40">"Корректно"</text:span><text:span text:style-name="T6">)</text:span></text:p>
                  <text:p text:style-name="P37">Проверим, что число <text:bookmark text:name="m_-6240820706193946864MathJax-Element-19-Frame_mr_css_attr"/><text:bookmark text:name="m_-6240820706193946864MathJax-Span-60_mr_css_attr2"/><text:bookmark text:name="m_-6240820706193946864MathJax-Span-61_mr_css_attr2"/><text:bookmark text:name="m_-6240820706193946864MathJax-Span-62_mr_css_attr2"/><text:span text:style-name="T30">𝑚m</text:span> является номером зимнего месяца (декабрём, январём или февралём):</text:p>
                  <text:p text:style-name="P11"><text:span text:style-name="T1">if</text:span> m <text:span text:style-name="T7">==</text:span> <text:span text:style-name="T10">1</text:span> <text:span text:style-name="T1">or</text:span> m <text:span text:style-name="T7">==</text:span> <text:span text:style-name="T10">2</text:span> <text:span text:style-name="T1">or</text:span> m <text:span text:style-name="T7">==</text:span> <text:span text:style-name="T10">12</text:span>:</text:p>
                  <text:p text:style-name="P13"><text:s text:c="4"/><text:span text:style-name="T2">print</text:span><text:span text:style-name="T6">(</text:span><text:span text:style-name="T40">"Зима"</text:span><text:span text:style-name="T6">)</text:span></text:p>
                  <text:p text:style-name="P24"> </text:p>
                  <text:p text:style-name="P37">Проверим, что месяц с номером <text:bookmark text:name="m_-6240820706193946864MathJax-Element-20-Frame_mr_css_attr"/><text:bookmark text:name="m_-6240820706193946864MathJax-Span-63_mr_css_attr2"/><text:bookmark text:name="m_-6240820706193946864MathJax-Span-64_mr_css_attr2"/><text:bookmark text:name="m_-6240820706193946864MathJax-Span-65_mr_css_attr2"/><text:span text:style-name="T30">𝑚m</text:span> не зимний:</text:p>
                  <text:p text:style-name="P11"><text:span text:style-name="T1">if</text:span> <text:span text:style-name="T1">not</text:span><text:span text:style-name="T4">(</text:span>m <text:span text:style-name="T7">==</text:span> <text:span text:style-name="T10">1</text:span> <text:span text:style-name="T1">or</text:span> m <text:span text:style-name="T7">==</text:span> <text:span text:style-name="T10">2</text:span> <text:span text:style-name="T1">or</text:span> m <text:span text:style-name="T7">==</text:span> <text:span text:style-name="T10">12</text:span><text:span text:style-name="T4">)</text:span>:</text:p>
                  <text:p text:style-name="P24"><text:s text:c="4"/><text:span text:style-name="T2">print</text:span><text:span text:style-name="T6">(</text:span><text:span text:style-name="T40">"Не Зима"</text:span><text:span text:style-name="T6">)</text:span></text:p>
                  <text:p text:style-name="P31">Кроме того, операции сравнения в Python можно объединять в цепочки (в отличие от большинства других языков программирования, где для этого нужно использовать логические связки), например,</text:p>
                  <text:p text:style-name="P22">x <text:span text:style-name="T7">==</text:span> <text:span text:style-name="T10">0</text:span><text:span text:style-name="T7"> ==</text:span> y</text:p>
                  <text:p text:style-name="P31">или</text:p>
                  <text:p text:style-name="P22"><text:span text:style-name="T10">10</text:span> <text:span text:style-name="T7">&lt;=</text:span> n <text:span text:style-name="T7">&lt;=</text:span> <text:span text:style-name="T10">100</text:span></text:p>
                  <text:section text:style-name="Sect1" text:name="Раздел17">
                    <text:p text:style-name="Text_20_body"><text:bookmark text:name="m_-6240820706193946864react-mathjax-preview_mr_css_attr5"/></text:p>
                    <text:section text:style-name="Sect1" text:name="Раздел18">
                      <text:h text:style-name="Heading_20_3" text:outline-level="3"><text:bookmark text:name="m_-6240820706193946864react-mathjax-preview-result_mr_css_attr5"/><text:bookmark text:name="m_-6240820706193946864-_mr_css_attr16"/><text:soft-page-break/>Вложенные условные инструкции</text:h>
                      <text:p text:style-name="Text_20_body"><text:span text:style-name="Strong_20_Emphasis"><text:span text:style-name="T14">Пример: Високосный год</text:span></text:span></text:p>
                      <text:p text:style-name="P37">Дано натуральное число. Требуется определить, является ли год с данным номером високосным. Если год является високосным, то выведите YES, иначе выведите NO. Напомним, что в соответствии с григорианским календарем, год является високосным, если его номер делится на <text:bookmark text:name="m_-6240820706193946864MathJax-Element-21-Frame_mr_css_attr"/><text:bookmark text:name="m_-6240820706193946864MathJax-Span-66_mr_css_attr"/><text:bookmark text:name="m_-6240820706193946864MathJax-Span-67_mr_css_attr"/><text:bookmark text:name="m_-6240820706193946864MathJax-Span-68_mr_css_attr"/><text:span text:style-name="T32">4</text:span><text:span text:style-name="T30">4</text:span>, но при этом не делится на <text:bookmark text:name="m_-6240820706193946864MathJax-Element-22-Frame_mr_css_attr"/><text:bookmark text:name="m_-6240820706193946864MathJax-Span-69_mr_css_attr"/><text:bookmark text:name="m_-6240820706193946864MathJax-Span-70_mr_css_attr"/><text:bookmark text:name="m_-6240820706193946864MathJax-Span-71_mr_css_attr"/><text:span text:style-name="T32">100</text:span><text:span text:style-name="T30">100</text:span>, или если он кратен <text:bookmark text:name="m_-6240820706193946864MathJax-Element-23-Frame_mr_css_attr"/><text:bookmark text:name="m_-6240820706193946864MathJax-Span-72_mr_css_attr"/><text:bookmark text:name="m_-6240820706193946864MathJax-Span-73_mr_css_attr"/><text:bookmark text:name="m_-6240820706193946864MathJax-Span-74_mr_css_attr"/><text:span text:style-name="T32">400</text:span><text:span text:style-name="T30">400</text:span>.</text:p>
                      <text:p text:style-name="P31">Решим задачу с помощью вложенных условных инструкций:</text:p>
                      <text:p text:style-name="P11">year <text:span text:style-name="T7">=</text:span> <text:span text:style-name="T37">int</text:span><text:span text:style-name="T4">(</text:span><text:span text:style-name="T37">input</text:span><text:span text:style-name="T4">())</text:span></text:p>
                      <text:p text:style-name="P11"><text:span text:style-name="T1">if</text:span> year % <text:span text:style-name="T10">100</text:span> <text:span text:style-name="T7">==</text:span> <text:span text:style-name="T10">0</text:span>:</text:p>
                      <text:p text:style-name="P13"><text:s text:c="4"/><text:span text:style-name="T2">if</text:span><text:span text:style-name="T46"> year % </text:span><text:span text:style-name="T12">400</text:span><text:span text:style-name="T46"> </text:span><text:span text:style-name="T9">==</text:span><text:span text:style-name="T46"> </text:span><text:span text:style-name="T12">0</text:span><text:span text:style-name="T46">:</text:span></text:p>
                      <text:p text:style-name="P13"><text:s text:c="8"/><text:span text:style-name="T2">print</text:span><text:span text:style-name="T6">(</text:span><text:span text:style-name="T40">"YES"</text:span><text:span text:style-name="T6">)</text:span></text:p>
                      <text:p text:style-name="P13"><text:s text:c="4"/><text:span text:style-name="T2">else</text:span><text:span text:style-name="T46">:</text:span></text:p>
                      <text:p text:style-name="P13"><text:s text:c="8"/><text:span text:style-name="T2">print</text:span><text:span text:style-name="T6">(</text:span><text:span text:style-name="T40">"NO"</text:span><text:span text:style-name="T6">)</text:span></text:p>
                      <text:p text:style-name="P11"><text:span text:style-name="T1">else</text:span>:</text:p>
                      <text:p text:style-name="P13"><text:s text:c="4"/><text:span text:style-name="T2">if</text:span><text:span text:style-name="T46"> year % </text:span><text:span text:style-name="T12">4</text:span><text:span text:style-name="T46"> </text:span><text:span text:style-name="T9">==</text:span><text:span text:style-name="T46"> </text:span><text:span text:style-name="T12">0</text:span><text:span text:style-name="T46">:</text:span></text:p>
                      <text:p text:style-name="P13"><text:s text:c="8"/><text:span text:style-name="T2">print</text:span><text:span text:style-name="T6">(</text:span><text:span text:style-name="T40">"YES"</text:span><text:span text:style-name="T6">)</text:span></text:p>
                      <text:p text:style-name="P13"><text:s text:c="4"/><text:span text:style-name="T2">else</text:span><text:span text:style-name="T46">:</text:span></text:p>
                      <text:p text:style-name="P13"><text:s text:c="8"/><text:span text:style-name="T2">print</text:span><text:span text:style-name="T6">(</text:span><text:span text:style-name="T40">"NO"</text:span><text:span text:style-name="T6">)</text:span></text:p>
                      <text:p text:style-name="P24"> </text:p>
                      <text:p text:style-name="P31">Также эту задачу можно решить с помощью каскадных условных инструкций:</text:p>
                      <text:p text:style-name="P11">year <text:span text:style-name="T7">=</text:span> <text:span text:style-name="T37">int</text:span><text:span text:style-name="T4">(</text:span><text:span text:style-name="T37">input</text:span><text:span text:style-name="T4">())</text:span></text:p>
                      <text:p text:style-name="P11"><text:span text:style-name="T1">if</text:span> year % <text:span text:style-name="T10">400</text:span> <text:span text:style-name="T7">==</text:span> <text:span text:style-name="T10">0</text:span>:</text:p>
                      <text:p text:style-name="P13"><text:s text:c="4"/><text:span text:style-name="T2">print</text:span><text:span text:style-name="T6">(</text:span><text:span text:style-name="T40">"YES"</text:span><text:span text:style-name="T6">)</text:span></text:p>
                      <text:p text:style-name="P11"><text:span text:style-name="T1">elif</text:span> year % <text:span text:style-name="T10">100</text:span> <text:span text:style-name="T7">==</text:span> <text:span text:style-name="T10">0</text:span>:</text:p>
                      <text:p text:style-name="P13"><text:s text:c="4"/><text:span text:style-name="T2">print</text:span><text:span text:style-name="T6">(</text:span><text:span text:style-name="T40">"NO"</text:span><text:span text:style-name="T6">)</text:span></text:p>
                      <text:p text:style-name="P11"><text:span text:style-name="T1">elif</text:span> year % <text:span text:style-name="T10">4</text:span> <text:span text:style-name="T7">==</text:span> <text:span text:style-name="T10">0</text:span>:</text:p>
                      <text:p text:style-name="P13"><text:s text:c="4"/><text:span text:style-name="T2">print</text:span><text:span text:style-name="T6">(</text:span><text:span text:style-name="T40">"YES"</text:span><text:span text:style-name="T6">)</text:span></text:p>
                      <text:p text:style-name="P11"><text:span text:style-name="T1">else</text:span>:</text:p>
                      <text:p text:style-name="P24"><text:s text:c="4"/><text:span text:style-name="T2">print</text:span><text:span text:style-name="T6">(</text:span><text:span text:style-name="T40">"NO"</text:span><text:span text:style-name="T6">)</text:span></text:p>
                    </text:section>
                  </text:section>
                </text:section>
              </text:section>
            </text:section>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STIXGeneral-Regular" svg:font-family="STIXGeneral-Regular"/>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8T08:54:04.394205649</meta:creation-date>
    <dc:date>2021-04-18T08:57:05.611209672</dc:date>
    <meta:editing-duration>PT3M2S</meta:editing-duration>
    <meta:editing-cycles>1</meta:editing-cycles>
    <meta:document-statistic meta:table-count="0" meta:image-count="0" meta:object-count="0" meta:page-count="22" meta:paragraph-count="476" meta:word-count="4649" meta:character-count="30228" meta:non-whitespace-character-count="25742"/>
    <meta:generator>LibreOffice/6.4.7.2$Linux_X86_64 LibreOffice_project/40$Build-2</meta:generator>
  </office:meta>
</office:document-meta>
</file>